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1.5pt solid #000000" fo:border-right="0.74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de" fo:country="DE" fo:font-style="italic" fo:text-shadow="none" style:text-underline-style="none" fo:font-weight="bold" style:text-underline-mode="continuous" style:text-overline-mode="continuous" style:text-line-through-mode="continuous" style:font-name-asian="Arial1" style:font-size-asian="9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1.5pt solid #000000" fo:border-right="0.74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1" style:font-size-asian="7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de" fo:country="DE" fo:font-style="italic" fo:text-shadow="none" style:text-underline-style="none" fo:font-weight="bold" style:text-underline-mode="continuous" style:text-overline-mode="continuous" style:text-line-through-mode="continuous" style:font-name-asian="Arial1" style:font-size-asian="9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1" style:font-size-asian="7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74pt solid #000000" fo:border-right="1.5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de" fo:country="DE" fo:font-style="italic" fo:text-shadow="none" style:text-underline-style="none" fo:font-weight="bold" style:text-underline-mode="continuous" style:text-overline-mode="continuous" style:text-line-through-mode="continuous" style:font-name-asian="Arial1" style:font-size-asian="9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74pt solid #000000" fo:border-right="1.5pt solid #000000" fo:border-top="0.06pt solid #000000"/>
      <style:text-properties style:use-window-font-color="true"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1" style:font-size-asian="8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74pt solid #000000" fo:border-right="1.5pt solid #000000" fo:border-top="0.06pt solid #000000"/>
      <style:text-properties style:use-window-font-color="true"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1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1.5pt solid #000000" fo:border-right="0.74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1" style:font-size-asian="7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1.5pt solid #000000" fo:border-right="0.74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1" style:font-size-asian="7pt" style:language-asian="en" style:country-asian="US" style:font-style-asian="normal" style:font-weight-asian="bold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ackground-color="#d9d9d9" style:text-align-source="fix" style:repeat-content="false" fo:border-left="1.5pt solid #000000" fo:border-right="0.74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1" style:font-size-asian="7pt" style:language-asian="en" style:country-asian="US" style:font-style-asian="normal" style:font-weight-asian="bold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1" style:font-size-asian="7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1" style:font-size-asian="7pt" style:language-asian="en" style:country-asian="US" style:font-style-asian="normal" style:font-weight-asian="bold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d9d9d9" style:text-align-source="fix" style:repeat-content="false" fo:border-left="0.74pt solid #000000" fo:border-right="0.74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1" style:font-size-asian="7pt" style:language-asian="en" style:country-asian="US" style:font-style-asian="normal" style:font-weight-asian="bold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order-left="0.74pt solid #000000" fo:border-right="1.5pt solid #000000" fo:border-top="0.06pt solid #000000"/>
      <style:text-properties style:use-window-font-color="true" style:text-outline="false" style:text-line-through-style="none" style:text-line-through-type="none" style:font-name="Arial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1" style:font-size-asian="8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border-left="0.74pt solid #000000" fo:border-right="1.5pt solid #000000" fo:border-top="0.06pt solid #000000"/>
      <style:text-properties style:use-window-font-color="true"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1" style:language-asian="en" style:country-asian="US" style:font-style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order-left="0.74pt solid #000000" fo:border-right="1.5pt solid #000000" fo:border-top="0.06pt solid #000000"/>
      <style:text-properties style:use-window-font-color="true"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1" style:font-size-asian="8pt" style:language-asian="en" style:country-asian="US" style:font-style-asian="normal" style:font-weight-asian="bold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background-color="#d9d9d9" fo:border-left="0.74pt solid #000000" fo:border-right="1.5pt solid #000000" fo:border-top="0.06pt solid #000000"/>
      <style:text-properties style:use-window-font-color="true"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1" style:language-asian="en" style:country-asian="US" style:font-style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fo:background-color="#d9d9d9" fo:border-left="0.74pt solid #000000" fo:border-right="1.5pt solid #000000" fo:border-top="0.06pt solid #000000"/>
      <style:text-properties style:use-window-font-color="true"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1" style:font-size-asian="8pt" style:language-asian="en" style:country-asian="US" style:font-style-asian="normal" style:font-weight-asian="bold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ackground-color="#ffffff" style:text-align-source="fix" style:repeat-content="false" fo:border-left="1.5pt solid #000000" fo:border-right="0.74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1" style:font-size-asian="7pt" style:language-asian="en" style:country-asian="US" style:font-style-asian="normal" style:font-weight-asian="bold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fo:background-color="#ffffff" style:text-align-source="fix" style:repeat-content="false" fo:border-left="0.74pt solid #000000" fo:border-right="0.74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1" style:font-size-asian="7pt" style:language-asian="en" style:country-asian="US" style:font-style-asian="normal" style:font-weight-asian="bold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ackground-color="#ffffff" fo:border-left="0.74pt solid #000000" fo:border-right="1.5pt solid #000000" fo:border-top="0.06pt solid #000000"/>
      <style:text-properties style:use-window-font-color="true"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1" style:language-asian="en" style:country-asian="US" style:font-style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fo:background-color="#ffffff" fo:border-left="0.74pt solid #000000" fo:border-right="1.5pt solid #000000" fo:border-top="0.06pt solid #000000"/>
      <style:text-properties style:use-window-font-color="true"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1" style:font-size-asian="8pt" style:language-asian="en" style:country-asian="US" style:font-style-asian="normal" style:font-weight-asian="bold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style:text-align-source="fix" style:repeat-content="false" fo:border-left="1.5pt solid #000000" fo:border-right="0.74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F" style:font-size-asian="8pt" style:language-asian="en" style:country-asian="US" style:font-style-asian="italic" style:font-weight-asian="bold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style:text-align-source="fix" style:repeat-content="false" fo:border-left="1.5pt solid #000000" fo:border-right="0.74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F" style:font-size-asian="8pt" style:language-asian="en" style:country-asian="US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F" style:font-size-asian="8pt" style:language-asian="en" style:country-asian="US" style:font-style-asian="italic" style:font-weight-asian="bold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F" style:font-size-asian="8pt" style:language-asian="en" style:country-asian="US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style:text-align-source="fix" style:repeat-content="false" fo:border-left="0.74pt solid #000000" fo:border-right="1.5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F" style:font-size-asian="8pt" style:language-asian="en" style:country-asian="US" style:font-style-asian="italic" style:font-weight-asian="bold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fo:border-left="0.74pt solid #000000" fo:border-right="1.5pt solid #000000" fo:border-top="0.06pt solid #000000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F" style:font-size-asian="8pt" style:language-asian="en" style:country-asian="US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0" fo:border-left="0.74pt solid #000000" fo:border-right="1.5pt solid #000000" fo:border-top="0.06pt solid #000000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F" style:language-asian="en" style:country-asian="US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0000" fo:border-left="0.74pt solid #000000" fo:border-right="0.74pt solid #000000" fo:border-top="0.06pt solid #000000"/>
      <style:text-properties style:use-window-font-color="true"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1" style:font-size-asian="7pt" style:language-asian="en" style:country-asian="US" style:font-style-asian="normal" style:font-weight-asian="bold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0000" fo:border-left="0.74pt solid #000000" fo:border-right="1.5pt solid #000000" fo:border-top="0.06pt solid #000000"/>
      <style:text-properties style:use-window-font-color="true"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1" style:font-size-asian="8pt" style:language-asian="en" style:country-asian="US" style:font-style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000000" style:text-align-source="fix" style:repeat-content="false" fo:border-left="1.5pt solid #000000" fo:border-right="0.74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F" style:font-size-asian="8pt" style:language-asian="en" style:country-asian="US" style:font-style-asian="italic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F" style:font-size-asian="8pt" style:language-asian="en" style:country-asian="US" style:font-style-asian="italic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fo:border-left="0.74pt solid #000000" fo:border-right="1.5pt solid #000000" fo:border-top="0.06pt solid #000000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F" style:font-size-asian="8pt" style:language-asian="en" style:country-asian="US" style:font-style-asian="italic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fo:border-left="0.74pt solid #000000" fo:border-right="1.5pt solid #000000" fo:border-top="0.06pt solid #000000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F" style:language-asian="en" style:country-asian="US" style:font-style-asian="italic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style:text-align-source="fix" style:repeat-content="false" fo:border-left="1.5pt solid #000000" fo:border-right="0.74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1" style:font-size-asian="7pt" style:language-asian="en" style:country-asian="US" style:font-style-asian="italic" style:font-weight-asian="bold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1" style:font-size-asian="7pt" style:language-asian="en" style:country-asian="US" style:font-style-asian="italic" style:font-weight-asian="bold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border-left="0.74pt solid #000000" fo:border-right="1.5pt solid #000000" fo:border-top="0.06pt solid #000000"/>
      <style:text-properties style:use-window-font-color="true"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1" style:font-size-asian="8pt" style:language-asian="en" style:country-asian="US" style:font-style-asian="italic" style:font-weight-asian="bold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06pt solid #000000" fo:border-left="0.74pt solid #000000" fo:border-right="1.5pt solid #000000" fo:border-top="0.06pt solid #000000"/>
      <style:text-properties style:use-window-font-color="true"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1" style:language-asian="en" style:country-asian="US" style:font-style-asian="normal" style:font-weight-asian="bold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8pt" style:letter-kerning="false" fo:language="de" fo:country="DE" style:language-asian="en" style:country-asian="US" style:font-name-asian="Arial" style:font-size-asian="8pt"/>
    </style:style>
    <style:style style:name="T2" style:family="text">
      <style:text-properties style:font-name="Arial" fo:font-size="8pt" style:letter-kerning="false" fo:language="de" fo:country="DE" style:language-asian="en" style:country-asian="US" style:font-name-asian="Arial" style:font-size-asian="7pt"/>
    </style:style>
    <style:style style:name="T3" style:family="text">
      <style:text-properties style:font-name="Arial" fo:font-size="8pt" style:letter-kerning="false" fo:language="de" fo:country="DE" style:language-asian="en" style:country-asian="US" style:font-name-asian="Arial" style:font-size-asian="8pt" style:font-weight-asian="bold"/>
    </style:style>
    <style:style style:name="T4" style:family="text">
      <style:text-properties style:font-name="Arial" fo:font-size="8pt" style:letter-kerning="false" fo:language="de" fo:country="DE" style:language-asian="en" style:country-asian="US" style:font-name-asian="Arial" style:font-weight-asian="bold" style:font-size-asian="7pt"/>
    </style:style>
    <style:style style:name="T5" style:family="text">
      <style:text-properties style:use-window-font-color="true" style:font-name="Arial" fo:font-size="10pt" style:letter-kerning="false" fo:language="de" fo:country="DE" style:language-asian="en" style:country-asian="US" style:font-name-asian="" style:font-name-complex="Arial" style:font-size-asian="8pt"/>
    </style:style>
    <style:style style:name="T6" style:family="text">
      <style:text-properties style:use-window-font-color="true" style:font-name="Arial" fo:font-size="10pt" style:letter-kerning="false" fo:language="de" fo:country="DE" style:language-asian="en" style:country-asian="US" style:font-name-asian="" style:font-name-complex="Arial" style:font-size-asian="7pt"/>
    </style:style>
    <style:style style:name="T7" style:family="text">
      <style:text-properties style:use-window-font-color="true" style:font-name="Arial" fo:font-size="10pt" style:letter-kerning="false" fo:language="de" fo:country="DE" style:language-asian="en" style:country-asian="US" style:font-name-asian="" style:font-name-complex="Arial" style:font-size-asian="8pt" style:font-style-asian="italic"/>
    </style:style>
    <style:style style:name="T8" style:family="text">
      <style:text-properties style:use-window-font-color="true" style:font-name="Arial" fo:font-size="10pt" style:letter-kerning="false" fo:language="de" fo:country="DE" style:language-asian="en" style:country-asian="US" style:font-name-asian="" style:font-name-complex="Arial" style:font-style-asian="italic" style:font-size-asian="7pt"/>
    </style:style>
    <style:style style:name="T9" style:family="text">
      <style:text-properties style:font-name="Arial" fo:font-size="8pt" style:letter-kerning="false" fo:language="de" fo:country="DE" style:language-asian="en" style:country-asian="US" style:font-name-asian="Arial" style:font-weight-asian="bold" style:font-size-asian="8pt"/>
    </style:style>
  </office:automatic-styles>
  <office:body>
    <office:spreadsheet>
      <table:calculation-settings table:automatic-find-labels="false" table:use-regular-expressions="false" table:use-wildcards="true"/>
      <table:table table:name="Sensor-MB-NE4_V1.0-Rreg" table:style-name="ta1">
        <table:table-column table:style-name="co1" table:default-cell-style-name="ce2"/>
        <table:table-column table:style-name="co1" table:number-columns-repeated="2" table:default-cell-style-name="ce4"/>
        <table:table-column table:style-name="co1" table:default-cell-style-name="ce6"/>
        <table:table-row table:style-name="ro1">
          <table:table-cell table:style-name="ce1" office:value-type="string" calcext:value-type="string">
            <text:p>Rreg Nr.</text:p>
            <text:p>(Fcode 0x04)</text:p>
          </table:table-cell>
          <table:table-cell table:style-name="ce3" office:value-type="string" calcext:value-type="string">
            <text:p>Wertebereich</text:p>
          </table:table-cell>
          <table:table-cell table:style-name="ce3" office:value-type="string" calcext:value-type="string">
            <text:p>Zugeordnete Größe und teilw. Einheit</text:p>
          </table:table-cell>
          <table:table-cell table:style-name="ce5" office:value-type="string" calcext:value-type="string">
            <text:p>Messwerteigenschaf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Gerätekennung Kunde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Arbeitsweise (Sensor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 ..10000</text:p>
          </table:table-cell>
          <table:table-cell office:value-type="string" calcext:value-type="string">
            <text:p>0 .. 10000 ppm</text:p>
          </table:table-cell>
          <table:table-cell office:value-type="string" calcext:value-type="string">
            <text:p>Gaskonzentration im ppm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 ... 2500</text:p>
          </table:table-cell>
          <table:table-cell office:value-type="string" calcext:value-type="string">
            <text:p>0 .. 25.00 mA</text:p>
          </table:table-cell>
          <table:table-cell table:style-name="ce7" office:value-type="string" calcext:value-type="string">
            <text:p><text:span text:style-name="T1">Berechneter Ausgangsstrom in mA </text:span><text:span text:style-name="T2">(mit zwei Kommastellen)</text:span>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-200 ... 600</text:p>
          </table:table-cell>
          <table:table-cell office:value-type="string" calcext:value-type="string">
            <text:p>-20,0 .. 60,0 °C</text:p>
          </table:table-cell>
          <table:table-cell table:style-name="ce7" office:value-type="string" calcext:value-type="string">
            <text:p><text:span text:style-name="T1">Interne Leiterplattentemperatur in °C </text:span><text:span text:style-name="T2">(mit Kommastelle)</text:span>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 ... 0xffff</text:p>
          </table:table-cell>
          <table:table-cell/>
          <table:table-cell table:style-name="ce7" office:value-type="string" calcext:value-type="string">
            <text:p><text:span text:style-name="T1">Fehlererkennung </text:span><text:span text:style-name="T2">(Bit’s werden gesetzt)</text:span>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r Temperaturmessung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s Potentiometers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s Sensors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50 … 200</text:p>
          </table:table-cell>
          <table:table-cell office:value-type="string" calcext:value-type="string">
            <text:p>0,50 .. 2,00</text:p>
          </table:table-cell>
          <table:table-cell office:value-type="string" calcext:value-type="string">
            <text:p>Verstärkungsfaktor durch Poti (100 = 1,00)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50 … 200</text:p>
          </table:table-cell>
          <table:table-cell office:value-type="string" calcext:value-type="string">
            <text:p>0,50 .. 2,00</text:p>
          </table:table-cell>
          <table:table-cell office:value-type="string" calcext:value-type="string">
            <text:p>Verstärkungsfaktor durch Temperaturkennlinie (100 = 1,00)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Korrigierter AD-Wert des Sensors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0 .. 10000</text:p>
          </table:table-cell>
          <table:table-cell office:value-type="string" calcext:value-type="string">
            <text:p>0 .. 10000 ppm</text:p>
          </table:table-cell>
          <table:table-cell office:value-type="string" calcext:value-type="string">
            <text:p>berechnete Gaskonzentration im ppm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0 .. 31129</text:p>
          </table:table-cell>
          <table:table-cell/>
          <table:table-cell office:value-type="string" calcext:value-type="string">
            <text:p>Softwaredatum bis 31.12.2029</text:p>
          </table:table-cell>
        </table:table-row>
      </table:table>
      <table:table table:name="Sensor-MB-NE4_V1.0-Rwreg" table:style-name="ta1">
        <table:table-column table:style-name="co1" table:default-cell-style-name="ce9"/>
        <table:table-column table:style-name="co1" table:number-columns-repeated="2" table:default-cell-style-name="ce12"/>
        <table:table-column table:style-name="co1" table:default-cell-style-name="ce15"/>
        <table:table-row table:style-name="ro1">
          <table:table-cell table:style-name="ce1" office:value-type="string" calcext:value-type="string">
            <text:p>Rwreg Nr.</text:p>
            <text:p>(Fcode: 0x03, 0x06)</text:p>
          </table:table-cell>
          <table:table-cell table:style-name="ce3" office:value-type="string" calcext:value-type="string">
            <text:p>Wertebereich</text:p>
          </table:table-cell>
          <table:table-cell table:style-name="ce3" office:value-type="string" calcext:value-type="string">
            <text:p>Zugeordnete Größe</text:p>
            <text:p>und Einheit</text:p>
          </table:table-cell>
          <table:table-cell table:style-name="ce5" office:value-type="string" calcext:value-type="string">
            <text:p>Messwerteigenschaft</text:p>
          </table:table-cell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table:style-name="ce11" office:value-type="string" calcext:value-type="string">
            <text:p>0 .. 65535 [0]</text:p>
          </table:table-cell>
          <table:table-cell table:style-name="ce11"/>
          <table:table-cell table:style-name="ce14" office:value-type="string" calcext:value-type="string">
            <text:p>Kundencode: zur freien Belegung z.B. Raumcode 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0 … 10000 [11111]</text:p>
          </table:table-cell>
          <table:table-cell table:style-name="ce4" office:value-type="string" calcext:value-type="string">
            <text:p>0 … 10000 ppm</text:p>
          </table:table-cell>
          <table:table-cell table:style-name="ce6" office:value-type="string" calcext:value-type="string">
            <text:p>Messwertvorgabe für Testzwecke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0 … 2500 [11111]</text:p>
          </table:table-cell>
          <table:table-cell table:style-name="ce4" office:value-type="string" calcext:value-type="string">
            <text:p>0 … 25,00 mA</text:p>
          </table:table-cell>
          <table:table-cell table:style-name="ce6" office:value-type="string" calcext:value-type="string">
            <text:p>Ausgangsstrom vorgeben für Testzwecke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-200 … 600 [11111]</text:p>
          </table:table-cell>
          <table:table-cell table:style-name="ce4" office:value-type="string" calcext:value-type="string">
            <text:p>-20,0 … 60,0 °C</text:p>
          </table:table-cell>
          <table:table-cell table:style-name="ce6" office:value-type="string" calcext:value-type="string">
            <text:p>Temperatur vorgeben für Testzwecke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0 … 16383</text:p>
          </table:table-cell>
          <table:table-cell/>
          <table:table-cell office:value-type="string" office:string-value="Sensorspannung im Nullpunkt*" calcext:value-type="string">
            <text:p><text:span text:style-name="T3">Sensorspannung im Nullpunkt</text:span><text:span text:style-name="T2"/><text:span text:style-name="T1">*</text:span>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office:string-value="Sensorwert Nullpunkt = 0*" calcext:value-type="string">
            <text:p><text:span text:style-name="T3">Sensorwert Nullpunkt = 0</text:span><text:span text:style-name="T2"/><text:span text:style-name="T1">*</text:span>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0 … 16383</text:p>
          </table:table-cell>
          <table:table-cell/>
          <table:table-cell office:value-type="string" office:string-value="Sensorspannung im Kalibrierpunkt ( bei Endwert) *" calcext:value-type="string">
            <text:p><text:span text:style-name="T3">Sensorspannung im Kalibrierpunkt ( bei Endwert)</text:span><text:span text:style-name="T2"> </text:span><text:span text:style-name="T2"/><text:span text:style-name="T1">*</text:span>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0 … 10000</text:p>
          </table:table-cell>
          <table:table-cell office:value-type="string" calcext:value-type="string">
            <text:p>0 … 10000 ppm</text:p>
          </table:table-cell>
          <table:table-cell office:value-type="string" office:string-value="Sensorwert im Kalibrierpunkt (bei Endwert) *" calcext:value-type="string">
            <text:p><text:span text:style-name="T3">Sensorwert im Kalibrierpunkt (bei Endwert)</text:span><text:span text:style-name="T2"> </text:span><text:span text:style-name="T2"/><text:span text:style-name="T1">*</text:span>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0 … 10000 [0]</text:p>
          </table:table-cell>
          <table:table-cell office:value-type="string" calcext:value-type="string">
            <text:p>0 … 10000 ppm [0 ppm]</text:p>
          </table:table-cell>
          <table:table-cell office:value-type="string" office:string-value="Messwert unten für Ausgangsstrom unten*" calcext:value-type="string">
            <text:p><text:span text:style-name="T3">Messwert unten für Ausgangsstrom unten</text:span><text:span text:style-name="T2"/><text:span text:style-name="T1">*</text:span>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 … 2500 [400]</text:p>
          </table:table-cell>
          <table:table-cell office:value-type="string" calcext:value-type="string">
            <text:p>0 … 25,00 mA [4 mA]</text:p>
          </table:table-cell>
          <table:table-cell office:value-type="string" office:string-value="Ausgangsstrom im unteren Punkt*" calcext:value-type="string">
            <text:p><text:span text:style-name="T3">Ausgangsstrom im unteren Punkt</text:span><text:span text:style-name="T2"/><text:span text:style-name="T1">*</text:span>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0 … 10000 [1000]</text:p>
          </table:table-cell>
          <table:table-cell office:value-type="string" calcext:value-type="string">
            <text:p>0 … 10000 ppm [1000ppm]</text:p>
          </table:table-cell>
          <table:table-cell office:value-type="string" office:string-value="Messwert oben für Ausgangsstrom oben*" calcext:value-type="string">
            <text:p><text:span text:style-name="T3">Messwert oben für Ausgangsstrom oben</text:span><text:span text:style-name="T2"/><text:span text:style-name="T1">*</text:span>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0 … 2500 [2000]</text:p>
          </table:table-cell>
          <table:table-cell office:value-type="string" calcext:value-type="string">
            <text:p>0 … 25,00 mA [20 mA]</text:p>
          </table:table-cell>
          <table:table-cell office:value-type="string" office:string-value="Ausgangsstrom im oberen Punkt*" calcext:value-type="string">
            <text:p><text:span text:style-name="T3">Ausgangsstrom im oberen Punkt</text:span><text:span text:style-name="T2"/><text:span text:style-name="T1">*</text:span></text:p>
          </table:table-cell>
        </table:table-row>
        <table:table-row table:style-name="ro2">
          <table:table-cell table:number-columns-repeated="3"/>
          <table:table-cell table:style-name="ce1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0 / 1</text:p>
          </table:table-cell>
          <table:table-cell table:style-name="ce4"/>
          <table:table-cell table:style-name="ce7" office:value-type="string" calcext:value-type="string">
            <text:p><text:span text:style-name="T1">Status </text:span><text:span text:style-name="T2">(Auswerte IC)</text:span><text:span text:style-name="T1"> (keine Eingabemöglichkeit)</text:span>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0 / 1</text:p>
          </table:table-cell>
          <table:table-cell/>
          <table:table-cell office:value-type="string" office:string-value="Lock (Auswerte IC) *" calcext:value-type="string">
            <text:p><text:span text:style-name="T3">Lock </text:span><text:span text:style-name="T4">(Auswerte IC)</text:span><text:span text:style-name="T2"> </text:span><text:span text:style-name="T2"/><text:span text:style-name="T1">*</text:span>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0 … 7</text:p>
          </table:table-cell>
          <table:table-cell/>
          <table:table-cell office:value-type="string" office:string-value="TIA_GAIN (Auswerte IC) *" calcext:value-type="string">
            <text:p><text:span text:style-name="T3">TIA_GAIN </text:span><text:span text:style-name="T4">(Auswerte IC)</text:span><text:span text:style-name="T2"> </text:span><text:span text:style-name="T2"/><text:span text:style-name="T1">*</text:span>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0 … 3</text:p>
          </table:table-cell>
          <table:table-cell/>
          <table:table-cell office:value-type="string" office:string-value="RLOAD (Auswerte IC) *" calcext:value-type="string">
            <text:p><text:span text:style-name="T3">RLOAD </text:span><text:span text:style-name="T4">(Auswerte IC)</text:span><text:span text:style-name="T2"> </text:span><text:span text:style-name="T2"/><text:span text:style-name="T1">*</text:span>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0 / 1</text:p>
          </table:table-cell>
          <table:table-cell/>
          <table:table-cell office:value-type="string" office:string-value="REF_Source (Auswerte IC) *" calcext:value-type="string">
            <text:p><text:span text:style-name="T3">REF_Source </text:span><text:span text:style-name="T4">(Auswerte IC)</text:span><text:span text:style-name="T2"> </text:span><text:span text:style-name="T2"/><text:span text:style-name="T1">*</text:span>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0 … 3</text:p>
          </table:table-cell>
          <table:table-cell/>
          <table:table-cell office:value-type="string" office:string-value="INT_Z (Auswerte IC) *" calcext:value-type="string">
            <text:p><text:span text:style-name="T3">INT_Z </text:span><text:span text:style-name="T4">(Auswerte IC)</text:span><text:span text:style-name="T2"> </text:span><text:span text:style-name="T2"/><text:span text:style-name="T1">*</text:span>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0 / 1</text:p>
          </table:table-cell>
          <table:table-cell/>
          <table:table-cell office:value-type="string" office:string-value="BIAS_Sign (Auswerte IC) *" calcext:value-type="string">
            <text:p><text:span text:style-name="T3">BIAS_Sign </text:span><text:span text:style-name="T4">(Auswerte IC)</text:span><text:span text:style-name="T2"> </text:span><text:span text:style-name="T2"/><text:span text:style-name="T1">*</text:span>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0 … 13</text:p>
          </table:table-cell>
          <table:table-cell/>
          <table:table-cell office:value-type="string" office:string-value="BIAS (Auswerte IC) *" calcext:value-type="string">
            <text:p><text:span text:style-name="T3">BIAS </text:span><text:span text:style-name="T4">(Auswerte IC)</text:span><text:span text:style-name="T2"> </text:span><text:span text:style-name="T2"/><text:span text:style-name="T1">*</text:span>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0 / 1</text:p>
          </table:table-cell>
          <table:table-cell/>
          <table:table-cell office:value-type="string" office:string-value="FET_Short (Auswerte IC) *" calcext:value-type="string">
            <text:p><text:span text:style-name="T3">FET_Short </text:span><text:span text:style-name="T4">(Auswerte IC)</text:span><text:span text:style-name="T2"> </text:span><text:span text:style-name="T2"/><text:span text:style-name="T1">*</text:span>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0 … 7</text:p>
          </table:table-cell>
          <table:table-cell/>
          <table:table-cell office:value-type="string" office:string-value="OP_Mode (Auswerte IC) *" calcext:value-type="string">
            <text:p><text:span text:style-name="T3">OP_Mode </text:span><text:span text:style-name="T4">(Auswerte IC)</text:span><text:span text:style-name="T2"> </text:span><text:span text:style-name="T2"/><text:span text:style-name="T1">*</text:span>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office:string-value="Kennlinie vom Sensorhersteller bei -20°C*" calcext:value-type="string">
            <text:p><text:span text:style-name="T3">Kennlinie vom Sensorhersteller bei -20°C</text:span><text:span text:style-name="T2"/><text:span text:style-name="T1">*</text:span>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office:string-value="Kennlinie vom Sensorhersteller bei 0°C*" calcext:value-type="string">
            <text:p><text:span text:style-name="T3">Kennlinie vom Sensorhersteller bei 0°C</text:span><text:span text:style-name="T2"/><text:span text:style-name="T1">*</text:span>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office:string-value="Kennlinie vom Sensorhersteller bei 10°C*" calcext:value-type="string">
            <text:p><text:span text:style-name="T3">Kennlinie vom Sensorhersteller bei 10°C</text:span><text:span text:style-name="T2"/><text:span text:style-name="T1">*</text:span>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office:string-value="Kennlinie vom Sensorhersteller bei 20°C*" calcext:value-type="string">
            <text:p><text:span text:style-name="T3">Kennlinie vom Sensorhersteller bei 20°C</text:span><text:span text:style-name="T2"/><text:span text:style-name="T1">*</text:span>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office:string-value="Kennlinie vom Sensorhersteller bei 30°C*" calcext:value-type="string">
            <text:p><text:span text:style-name="T3">Kennlinie vom Sensorhersteller bei 30°C</text:span><text:span text:style-name="T2"/><text:span text:style-name="T1">*</text:span>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office:string-value="Kennlinie vom Sensorhersteller bei 40°C*" calcext:value-type="string">
            <text:p><text:span text:style-name="T3">Kennlinie vom Sensorhersteller bei 40°C</text:span><text:span text:style-name="T2"/><text:span text:style-name="T1">*</text:span>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office:string-value="Kennlinie vom Sensorhersteller bei 60°C*" calcext:value-type="string">
            <text:p><text:span text:style-name="T3">Kennlinie vom Sensorhersteller bei 60°C</text:span><text:span text:style-name="T2"/><text:span text:style-name="T1">*</text:span></text:p>
          </table:table-cell>
        </table:table-row>
        <table:table-row table:style-name="ro2">
          <table:table-cell table:number-columns-repeated="3"/>
          <table:table-cell table:style-name="ce16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0 … 16000 [11111]</text:p>
          </table:table-cell>
          <table:table-cell table:style-name="ce4"/>
          <table:table-cell table:style-name="ce6" office:value-type="string" calcext:value-type="string">
            <text:p>Sensor AD-Wert vorgeben für Testzwecke</text:p>
          </table:table-cell>
        </table:table-row>
        <table:table-row table:style-name="ro2">
          <table:table-cell table:number-columns-repeated="3"/>
          <table:table-cell table:style-name="ce16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0 … 65535</text:p>
          </table:table-cell>
          <table:table-cell table:style-name="ce4"/>
          <table:table-cell table:style-name="ce6" office:value-type="string" calcext:value-type="string">
            <text:p>Neustart / Grunddaten / entsichern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</table:table-row>
        <table:table-row table:style-name="ro2">
          <table:table-cell table:style-name="ce10" office:value-type="float" office:value="50" calcext:value-type="float">
            <text:p>50</text:p>
          </table:table-cell>
          <table:table-cell table:style-name="ce13" office:value-type="string" calcext:value-type="string">
            <text:p>1 … 247 [1]</text:p>
          </table:table-cell>
          <table:table-cell table:style-name="ce13"/>
          <table:table-cell table:style-name="ce17" office:value-type="string" office:string-value="Modbus-Geräteadresse*" calcext:value-type="string">
            <text:p><text:span text:style-name="T3">Modbus-Geräteadresse</text:span><text:span text:style-name="T2"/><text:span text:style-name="T1">*</text:span></text:p>
          </table:table-cell>
        </table:table-row>
        <table:table-row table:style-name="ro2">
          <table:table-cell table:style-name="ce10" office:value-type="float" office:value="51" calcext:value-type="float">
            <text:p>51</text:p>
          </table:table-cell>
          <table:table-cell table:style-name="ce13" office:value-type="string" calcext:value-type="string">
            <text:p>0 … 3 [1]</text:p>
          </table:table-cell>
          <table:table-cell table:style-name="ce13"/>
          <table:table-cell table:style-name="ce17" office:value-type="string" office:string-value="Modbus Baudrate*" calcext:value-type="string">
            <text:p><text:span text:style-name="T3">Modbus Baudrate</text:span><text:span text:style-name="T2"/><text:span text:style-name="T1">*</text:span></text:p>
          </table:table-cell>
        </table:table-row>
        <table:table-row table:style-name="ro2">
          <table:table-cell table:style-name="ce10" office:value-type="float" office:value="52" calcext:value-type="float">
            <text:p>52</text:p>
          </table:table-cell>
          <table:table-cell table:style-name="ce13" office:value-type="string" calcext:value-type="string">
            <text:p>0 … 4 [0]</text:p>
          </table:table-cell>
          <table:table-cell table:style-name="ce13"/>
          <table:table-cell table:style-name="ce17" office:value-type="string" office:string-value="Modbus Mode*" calcext:value-type="string">
            <text:p><text:span text:style-name="T3">Modbus Mode</text:span><text:span text:style-name="T2"/><text:span text:style-name="T1">*</text:span></text:p>
          </table:table-cell>
        </table:table-row>
        <table:table-row table:style-name="ro2">
          <table:table-cell table:style-name="ce10" office:value-type="float" office:value="53" calcext:value-type="float">
            <text:p>53</text:p>
          </table:table-cell>
          <table:table-cell table:style-name="ce13" office:value-type="string" calcext:value-type="string">
            <text:p>10 .. 1000 [180]</text:p>
          </table:table-cell>
          <table:table-cell table:style-name="ce13"/>
          <table:table-cell table:style-name="ce17" office:value-type="string" office:string-value="Kalibrierwert Ausgangsstrom 4mA*" calcext:value-type="string">
            <text:p><text:span text:style-name="T3">Kalibrierwert Ausgangsstrom 4mA</text:span><text:span text:style-name="T2"/><text:span text:style-name="T1">*</text:span></text:p>
          </table:table-cell>
        </table:table-row>
        <table:table-row table:style-name="ro2">
          <table:table-cell table:style-name="ce10" office:value-type="float" office:value="54" calcext:value-type="float">
            <text:p>54</text:p>
          </table:table-cell>
          <table:table-cell table:style-name="ce13" office:value-type="string" calcext:value-type="string">
            <text:p>10 … 1000 [900]</text:p>
          </table:table-cell>
          <table:table-cell table:style-name="ce13"/>
          <table:table-cell table:style-name="ce17" office:value-type="string" office:string-value="Kalibrierwert Ausgangsstrom 20mA*" calcext:value-type="string">
            <text:p><text:span text:style-name="T3">Kalibrierwert Ausgangsstrom 20mA</text:span><text:span text:style-name="T2"/><text:span text:style-name="T1">*</text:span></text:p>
          </table:table-cell>
        </table:table-row>
        <table:table-row table:style-name="ro2">
          <table:table-cell table:style-name="ce10"/>
          <table:table-cell table:style-name="ce13" table:number-columns-repeated="2"/>
          <table:table-cell table:style-name="ce18"/>
        </table:table-row>
        <table:table-row table:style-name="ro2">
          <table:table-cell table:style-name="ce10" office:value-type="float" office:value="95" calcext:value-type="float">
            <text:p>95</text:p>
          </table:table-cell>
          <table:table-cell table:style-name="ce13" office:value-type="string" calcext:value-type="string">
            <text:p>0, 129 … 256 [90]</text:p>
          </table:table-cell>
          <table:table-cell table:style-name="ce13"/>
          <table:table-cell table:style-name="ce18" office:value-type="string" calcext:value-type="string">
            <text:p>Sensornummer für MCS4000 - Mode</text:p>
          </table:table-cell>
        </table:table-row>
        <table:table-row table:style-name="ro2">
          <table:table-cell table:style-name="ce10" office:value-type="float" office:value="96" calcext:value-type="float">
            <text:p>96</text:p>
          </table:table-cell>
          <table:table-cell table:style-name="ce13" office:value-type="string" calcext:value-type="string">
            <text:p>0 … 65535</text:p>
          </table:table-cell>
          <table:table-cell table:style-name="ce13"/>
          <table:table-cell table:style-name="ce17" office:value-type="string" office:string-value="Einschaltzähler*" calcext:value-type="string">
            <text:p><text:span text:style-name="T3">Einschaltzähler</text:span><text:span text:style-name="T2"/><text:span text:style-name="T1">*</text:span></text:p>
          </table:table-cell>
        </table:table-row>
        <table:table-row table:style-name="ro2">
          <table:table-cell table:style-name="ce10" office:value-type="float" office:value="97" calcext:value-type="float">
            <text:p>97</text:p>
          </table:table-cell>
          <table:table-cell table:style-name="ce13" office:value-type="string" calcext:value-type="string">
            <text:p>0 … 65535</text:p>
          </table:table-cell>
          <table:table-cell table:style-name="ce13"/>
          <table:table-cell table:style-name="ce17" office:value-type="string" office:string-value="Betriebsstunden*" calcext:value-type="string">
            <text:p><text:span text:style-name="T3">Betriebsstunden</text:span><text:span text:style-name="T2"/><text:span text:style-name="T1">*</text:span></text:p>
          </table:table-cell>
        </table:table-row>
        <table:table-row table:style-name="ro2">
          <table:table-cell table:style-name="ce10" office:value-type="float" office:value="98" calcext:value-type="float">
            <text:p>98</text:p>
          </table:table-cell>
          <table:table-cell table:style-name="ce13" office:value-type="string" calcext:value-type="string">
            <text:p>0 … 65535</text:p>
          </table:table-cell>
          <table:table-cell table:style-name="ce13"/>
          <table:table-cell table:style-name="ce17" office:value-type="string" office:string-value="Gerätekennung vom Werk*" calcext:value-type="string">
            <text:p><text:span text:style-name="T3">Gerätekennung vom Werk</text:span><text:span text:style-name="T2"/><text:span text:style-name="T1">*</text:span></text:p>
          </table:table-cell>
        </table:table-row>
        <table:table-row table:style-name="ro2">
          <table:table-cell table:style-name="ce10" office:value-type="float" office:value="99" calcext:value-type="float">
            <text:p>99</text:p>
          </table:table-cell>
          <table:table-cell table:style-name="ce13" office:value-type="string" calcext:value-type="string">
            <text:p>0 … 65535</text:p>
          </table:table-cell>
          <table:table-cell table:style-name="ce13"/>
          <table:table-cell table:style-name="ce17" office:value-type="string" office:string-value="Arbeitsweise vom Werk*" calcext:value-type="string">
            <text:p><text:span text:style-name="T3">Arbeitsweise vom Werk</text:span><text:span text:style-name="T2"/><text:span text:style-name="T1">*</text:span></text:p>
          </table:table-cell>
        </table:table-row>
      </table:table>
      <table:table table:name="Sensor-MB-NE4_REV1_0-Rreg" table:style-name="ta1">
        <table:table-column table:style-name="co1" table:default-cell-style-name="ce2"/>
        <table:table-column table:style-name="co1" table:number-columns-repeated="2" table:default-cell-style-name="ce4"/>
        <table:table-column table:style-name="co1" table:default-cell-style-name="ce6"/>
        <table:table-row table:style-name="ro1">
          <table:table-cell table:style-name="ce1" office:value-type="string" calcext:value-type="string">
            <text:p>Rreg Nr.</text:p>
            <text:p>(Fcode 0x04)</text:p>
          </table:table-cell>
          <table:table-cell table:style-name="ce3" office:value-type="string" calcext:value-type="string">
            <text:p>Wertebereich</text:p>
          </table:table-cell>
          <table:table-cell table:style-name="ce3" office:value-type="string" calcext:value-type="string">
            <text:p>Zugeordnete Größe und teilw. Einheit</text:p>
          </table:table-cell>
          <table:table-cell table:style-name="ce5" office:value-type="string" calcext:value-type="string">
            <text:p>Messwerteigenschaf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Gerätekennung Kunde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Arbeitsweise (Sensor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 ..10000</text:p>
          </table:table-cell>
          <table:table-cell office:value-type="string" calcext:value-type="string">
            <text:p>0 .. 10000 ppm</text:p>
          </table:table-cell>
          <table:table-cell office:value-type="string" calcext:value-type="string">
            <text:p>Gaskonzentration im ppm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 ... 2500</text:p>
          </table:table-cell>
          <table:table-cell office:value-type="string" calcext:value-type="string">
            <text:p>0 .. 25.00 mA</text:p>
          </table:table-cell>
          <table:table-cell table:style-name="ce7" office:value-type="string" calcext:value-type="string">
            <text:p><text:span text:style-name="T1">Berechneter Ausgangsstrom in mA </text:span><text:span text:style-name="T2">(mit zwei Kommastellen)</text:span>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-200 ... 600</text:p>
          </table:table-cell>
          <table:table-cell office:value-type="string" calcext:value-type="string">
            <text:p>-20,0 .. 60,0 °C</text:p>
          </table:table-cell>
          <table:table-cell table:style-name="ce7" office:value-type="string" calcext:value-type="string">
            <text:p><text:span text:style-name="T1">Interne Leiterplattentemperatur in °C </text:span><text:span text:style-name="T2">(mit Kommastelle)</text:span>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 ... 0xffff</text:p>
          </table:table-cell>
          <table:table-cell/>
          <table:table-cell table:style-name="ce7" office:value-type="string" calcext:value-type="string">
            <text:p><text:span text:style-name="T1">Fehlererkennung </text:span><text:span text:style-name="T2">(Bit’s werden gesetzt)</text:span>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r Temperaturmessung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s Potentiometers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s Sensors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50 … 200</text:p>
          </table:table-cell>
          <table:table-cell office:value-type="string" calcext:value-type="string">
            <text:p>0,50 .. 2,00</text:p>
          </table:table-cell>
          <table:table-cell office:value-type="string" calcext:value-type="string">
            <text:p>Verstärkungsfaktor durch Poti (100 = 1,00)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50 … 200</text:p>
          </table:table-cell>
          <table:table-cell office:value-type="string" calcext:value-type="string">
            <text:p>0,50 .. 2,00</text:p>
          </table:table-cell>
          <table:table-cell office:value-type="string" calcext:value-type="string">
            <text:p>Verstärkungsfaktor durch Temperaturkennlinie (100 = 1,00)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Korrigierter AD-Wert des Sensors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0 .. 10000</text:p>
          </table:table-cell>
          <table:table-cell office:value-type="string" calcext:value-type="string">
            <text:p>0 .. 10000 ppm</text:p>
          </table:table-cell>
          <table:table-cell office:value-type="string" calcext:value-type="string">
            <text:p>berechnete Gaskonzentration im ppm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0 .. 31129</text:p>
          </table:table-cell>
          <table:table-cell/>
          <table:table-cell office:value-type="string" calcext:value-type="string">
            <text:p>Softwaredatum bis 31.12.2029</text:p>
          </table:table-cell>
        </table:table-row>
      </table:table>
      <table:table table:name="Sensor-MB-NE4_REV1_0-Rwreg" table:style-name="ta1">
        <table:table-column table:style-name="co1" table:default-cell-style-name="ce9"/>
        <table:table-column table:style-name="co1" table:number-columns-repeated="2" table:default-cell-style-name="ce12"/>
        <table:table-column table:style-name="co1" table:default-cell-style-name="ce16"/>
        <table:table-row table:style-name="ro1">
          <table:table-cell table:style-name="ce1" office:value-type="string" calcext:value-type="string">
            <text:p>Rwreg Nr.</text:p>
            <text:p>(Fcode: 0x03, 0x06)</text:p>
          </table:table-cell>
          <table:table-cell table:style-name="ce3" office:value-type="string" calcext:value-type="string">
            <text:p>Wertebereich</text:p>
          </table:table-cell>
          <table:table-cell table:style-name="ce3" office:value-type="string" calcext:value-type="string">
            <text:p>Zugeordnete Größe</text:p>
            <text:p>und Einheit</text:p>
          </table:table-cell>
          <table:table-cell table:style-name="ce5" office:value-type="string" calcext:value-type="string">
            <text:p>Messwerteigenschaft</text:p>
          </table:table-cell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table:style-name="ce11" office:value-type="string" calcext:value-type="string">
            <text:p>0 .. 65535 [0]</text:p>
          </table:table-cell>
          <table:table-cell table:style-name="ce11"/>
          <table:table-cell table:style-name="ce14" office:value-type="string" calcext:value-type="string">
            <text:p>Kundencode: zur freien Belegung z.B. Raumcode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0 … 10000 [11111]</text:p>
          </table:table-cell>
          <table:table-cell table:style-name="ce4" office:value-type="string" calcext:value-type="string">
            <text:p>0 … 10000 ppm</text:p>
          </table:table-cell>
          <table:table-cell table:style-name="ce6" office:value-type="string" calcext:value-type="string">
            <text:p>Messwertvorgabe für Testzwecke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0 … 2500 [11111]</text:p>
          </table:table-cell>
          <table:table-cell table:style-name="ce4" office:value-type="string" calcext:value-type="string">
            <text:p>0 … 25,00 mA</text:p>
          </table:table-cell>
          <table:table-cell table:style-name="ce6" office:value-type="string" calcext:value-type="string">
            <text:p>Ausgangsstrom vorgeben für Testzwecke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-200 … 600 [11111]</text:p>
          </table:table-cell>
          <table:table-cell table:style-name="ce4" office:value-type="string" calcext:value-type="string">
            <text:p>-20,0 … 60,0 °C</text:p>
          </table:table-cell>
          <table:table-cell table:style-name="ce6" office:value-type="string" calcext:value-type="string">
            <text:p>Temperatur vorgeben für Testzwecke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0 … 16383</text:p>
          </table:table-cell>
          <table:table-cell/>
          <table:table-cell office:value-type="string" calcext:value-type="string">
            <text:p>Sensorspannung im Nullpunkt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nsorwert Nullpunkt = 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0 … 16383</text:p>
          </table:table-cell>
          <table:table-cell/>
          <table:table-cell office:value-type="string" calcext:value-type="string">
            <text:p>Sensorspannung im Kalibrierpunkt ( bei Endwert)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0 … 10000</text:p>
          </table:table-cell>
          <table:table-cell office:value-type="string" calcext:value-type="string">
            <text:p>0 … 10000 ppm</text:p>
          </table:table-cell>
          <table:table-cell office:value-type="string" calcext:value-type="string">
            <text:p>Sensorwert im Kalibrierpunkt (bei Endwert)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0 … 10000 [0]</text:p>
          </table:table-cell>
          <table:table-cell office:value-type="string" calcext:value-type="string">
            <text:p>0 … 10000 ppm [0 ppm]</text:p>
          </table:table-cell>
          <table:table-cell office:value-type="string" calcext:value-type="string">
            <text:p>Messwert unten für Ausgangsstrom unten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 … 2500 [400]</text:p>
          </table:table-cell>
          <table:table-cell office:value-type="string" calcext:value-type="string">
            <text:p>0 … 25,00 mA [4 mA]</text:p>
          </table:table-cell>
          <table:table-cell office:value-type="string" calcext:value-type="string">
            <text:p>Ausgangsstrom im unteren Punkt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0 … 10000 [1000]</text:p>
          </table:table-cell>
          <table:table-cell office:value-type="string" calcext:value-type="string">
            <text:p>0 … 10000 ppm [1000ppm]</text:p>
          </table:table-cell>
          <table:table-cell office:value-type="string" calcext:value-type="string">
            <text:p>Messwert oben für Ausgangsstrom oben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0 … 2500 [2000]</text:p>
          </table:table-cell>
          <table:table-cell office:value-type="string" calcext:value-type="string">
            <text:p>0 … 25,00 mA [20 mA]</text:p>
          </table:table-cell>
          <table:table-cell office:value-type="string" calcext:value-type="string">
            <text:p>Ausgangsstrom im oberen Punkt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0 ... 3</text:p>
          </table:table-cell>
          <table:table-cell/>
          <table:table-cell office:value-type="string" calcext:value-type="string">
            <text:p>Zuschalten vor Hardwareverstärkung 0 (hoch)</text:p>
          </table:table-cell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0 … 16000 [11111]</text:p>
          </table:table-cell>
          <table:table-cell table:style-name="ce4"/>
          <table:table-cell table:style-name="ce6" office:value-type="string" calcext:value-type="string">
            <text:p>Sensor AD-Wert vorgeben für Testzwecke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1 ... 100</text:p>
          </table:table-cell>
          <table:table-cell/>
          <table:table-cell office:value-type="string" calcext:value-type="string">
            <text:p>Faktor für Mittelwertbildung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-20°C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0°C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10°C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20°C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30°C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40°C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60°C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100 ... 12000 [1500]</text:p>
          </table:table-cell>
          <table:table-cell/>
          <table:table-cell office:value-type="string" calcext:value-type="string">
            <text:p>Vorgegebener Nullpunktwert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0 ... 1023</text:p>
          </table:table-cell>
          <table:table-cell/>
          <table:table-cell office:value-type="string" calcext:value-type="string">
            <text:p>Nullpunktparameter [11111 = Nullpunktsuche]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0 … 65535</text:p>
          </table:table-cell>
          <table:table-cell table:style-name="ce4"/>
          <table:table-cell table:style-name="ce6" office:value-type="string" calcext:value-type="string">
            <text:p>Neustart / Grunddaten / entsichern</text:p>
          </table:table-cell>
        </table:table-row>
        <table:table-row table:style-name="ro2">
          <table:table-cell table:style-name="ce19" office:value-type="float" office:value="80" calcext:value-type="float">
            <text:p>80</text:p>
          </table:table-cell>
          <table:table-cell table:style-name="ce20" office:value-type="string" calcext:value-type="string">
            <text:p>1 … 247 [1]</text:p>
          </table:table-cell>
          <table:table-cell table:style-name="ce20"/>
          <table:table-cell table:style-name="ce21" office:value-type="string" office:string-value="Modbus-Geräteadresse*" calcext:value-type="string">
            <text:p><text:span text:style-name="T3">Modbus-Geräteadresse</text:span><text:span text:style-name="T2"/><text:span text:style-name="T1">*</text:span></text:p>
          </table:table-cell>
        </table:table-row>
        <table:table-row table:style-name="ro2">
          <table:table-cell table:style-name="ce19" office:value-type="float" office:value="81" calcext:value-type="float">
            <text:p>81</text:p>
          </table:table-cell>
          <table:table-cell table:style-name="ce20" office:value-type="string" calcext:value-type="string">
            <text:p>0 … 3 [1]</text:p>
          </table:table-cell>
          <table:table-cell table:style-name="ce20"/>
          <table:table-cell table:style-name="ce21" office:value-type="string" office:string-value="Modbus Baudrate*" calcext:value-type="string">
            <text:p><text:span text:style-name="T3">Modbus Baudrate</text:span><text:span text:style-name="T2"/><text:span text:style-name="T1">*</text:span></text:p>
          </table:table-cell>
        </table:table-row>
        <table:table-row table:style-name="ro2">
          <table:table-cell table:style-name="ce19" office:value-type="float" office:value="82" calcext:value-type="float">
            <text:p>82</text:p>
          </table:table-cell>
          <table:table-cell table:style-name="ce20" office:value-type="string" calcext:value-type="string">
            <text:p>0 … 4 [0]</text:p>
          </table:table-cell>
          <table:table-cell table:style-name="ce20"/>
          <table:table-cell table:style-name="ce21" office:value-type="string" office:string-value="Modbus Mode*" calcext:value-type="string">
            <text:p><text:span text:style-name="T3">Modbus Mode</text:span><text:span text:style-name="T2"/><text:span text:style-name="T1">*</text:span></text:p>
          </table:table-cell>
        </table:table-row>
        <table:table-row table:style-name="ro2">
          <table:table-cell table:style-name="ce19" office:value-type="float" office:value="83" calcext:value-type="float">
            <text:p>83</text:p>
          </table:table-cell>
          <table:table-cell table:style-name="ce20" office:value-type="string" calcext:value-type="string">
            <text:p>10 .. 1000 [180]</text:p>
          </table:table-cell>
          <table:table-cell table:style-name="ce20"/>
          <table:table-cell table:style-name="ce21" office:value-type="string" office:string-value="Kalibrierwert Ausgangsstrom 4mA*" calcext:value-type="string">
            <text:p><text:span text:style-name="T3">Kalibrierwert Ausgangsstrom 4mA</text:span><text:span text:style-name="T2"/><text:span text:style-name="T1">*</text:span></text:p>
          </table:table-cell>
        </table:table-row>
        <table:table-row table:style-name="ro2">
          <table:table-cell table:style-name="ce19" office:value-type="float" office:value="84" calcext:value-type="float">
            <text:p>84</text:p>
          </table:table-cell>
          <table:table-cell table:style-name="ce20" office:value-type="string" calcext:value-type="string">
            <text:p>10 … 1000 [900]</text:p>
          </table:table-cell>
          <table:table-cell table:style-name="ce20"/>
          <table:table-cell table:style-name="ce21" office:value-type="string" office:string-value="Kalibrierwert Ausgangsstrom 20mA*" calcext:value-type="string">
            <text:p><text:span text:style-name="T3">Kalibrierwert Ausgangsstrom 20mA</text:span><text:span text:style-name="T2"/><text:span text:style-name="T1">*</text:span></text:p>
          </table:table-cell>
        </table:table-row>
        <table:table-row table:style-name="ro2">
          <table:table-cell table:style-name="ce19"/>
          <table:table-cell table:style-name="ce20" table:number-columns-repeated="2"/>
          <table:table-cell table:style-name="ce22"/>
        </table:table-row>
        <table:table-row table:style-name="ro2">
          <table:table-cell table:style-name="ce19" office:value-type="float" office:value="95" calcext:value-type="float">
            <text:p>95</text:p>
          </table:table-cell>
          <table:table-cell table:style-name="ce20" office:value-type="string" calcext:value-type="string">
            <text:p>0, 129 … 256 [0]</text:p>
          </table:table-cell>
          <table:table-cell table:style-name="ce20"/>
          <table:table-cell table:style-name="ce21" office:value-type="string" office:string-value="Sensornummer für MCS4000 – Mode*" calcext:value-type="string">
            <text:p><text:span text:style-name="T3">Sensornummer für MCS4000 – Mode</text:span><text:span text:style-name="T2"/><text:span text:style-name="T1">*</text:span></text:p>
          </table:table-cell>
        </table:table-row>
        <table:table-row table:style-name="ro2">
          <table:table-cell table:style-name="ce19" office:value-type="float" office:value="96" calcext:value-type="float">
            <text:p>96</text:p>
          </table:table-cell>
          <table:table-cell table:style-name="ce20" office:value-type="string" calcext:value-type="string">
            <text:p>0 … 65535</text:p>
          </table:table-cell>
          <table:table-cell table:style-name="ce20"/>
          <table:table-cell table:style-name="ce21" office:value-type="string" office:string-value="Einschaltzähler*" calcext:value-type="string">
            <text:p><text:span text:style-name="T3">Einschaltzähler</text:span><text:span text:style-name="T2"/><text:span text:style-name="T1">*</text:span></text:p>
          </table:table-cell>
        </table:table-row>
        <table:table-row table:style-name="ro2">
          <table:table-cell table:style-name="ce19" office:value-type="float" office:value="97" calcext:value-type="float">
            <text:p>97</text:p>
          </table:table-cell>
          <table:table-cell table:style-name="ce20" office:value-type="string" calcext:value-type="string">
            <text:p>0 … 65535</text:p>
          </table:table-cell>
          <table:table-cell table:style-name="ce20"/>
          <table:table-cell table:style-name="ce21" office:value-type="string" office:string-value="Betriebsstunden*" calcext:value-type="string">
            <text:p><text:span text:style-name="T3">Betriebsstunden</text:span><text:span text:style-name="T2"/><text:span text:style-name="T1">*</text:span></text:p>
          </table:table-cell>
        </table:table-row>
        <table:table-row table:style-name="ro2">
          <table:table-cell table:style-name="ce19" office:value-type="float" office:value="98" calcext:value-type="float">
            <text:p>98</text:p>
          </table:table-cell>
          <table:table-cell table:style-name="ce20" office:value-type="string" calcext:value-type="string">
            <text:p>0 … 65535</text:p>
          </table:table-cell>
          <table:table-cell table:style-name="ce20"/>
          <table:table-cell table:style-name="ce21" office:value-type="string" office:string-value="Gerätekennung vom Werk*" calcext:value-type="string">
            <text:p><text:span text:style-name="T3">Gerätekennung vom Werk</text:span><text:span text:style-name="T2"/><text:span text:style-name="T1">*</text:span></text:p>
          </table:table-cell>
        </table:table-row>
        <table:table-row table:style-name="ro2">
          <table:table-cell table:style-name="ce19" office:value-type="float" office:value="99" calcext:value-type="float">
            <text:p>99</text:p>
          </table:table-cell>
          <table:table-cell table:style-name="ce20" office:value-type="string" calcext:value-type="string">
            <text:p>0 … 65535</text:p>
          </table:table-cell>
          <table:table-cell table:style-name="ce20"/>
          <table:table-cell table:style-name="ce21" office:value-type="string" office:string-value="Arbeitsweise vom Werk*" calcext:value-type="string">
            <text:p><text:span text:style-name="T3">Arbeitsweise vom Werk</text:span><text:span text:style-name="T2"/><text:span text:style-name="T1">*</text:span></text:p>
          </table:table-cell>
        </table:table-row>
      </table:table>
      <table:table table:name="Sensor-MB-NAP5X_REV1_0-Rreg" table:style-name="ta1">
        <table:table-column table:style-name="co1" table:default-cell-style-name="ce2"/>
        <table:table-column table:style-name="co1" table:number-columns-repeated="2" table:default-cell-style-name="ce4"/>
        <table:table-column table:style-name="co1" table:default-cell-style-name="ce6"/>
        <table:table-row table:style-name="ro1">
          <table:table-cell table:style-name="ce1" office:value-type="string" calcext:value-type="string">
            <text:p>Rreg Nr.</text:p>
            <text:p>(Fcode 0x04)</text:p>
          </table:table-cell>
          <table:table-cell table:style-name="ce3" office:value-type="string" calcext:value-type="string">
            <text:p>Wertebereich</text:p>
          </table:table-cell>
          <table:table-cell table:style-name="ce3" office:value-type="string" calcext:value-type="string">
            <text:p>Zugeordnete Größe und teilw. Einheit</text:p>
          </table:table-cell>
          <table:table-cell table:style-name="ce5" office:value-type="string" calcext:value-type="string">
            <text:p>Messwerteigenschaf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Gerätekennung Kunde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Arbeitsweise (Sensor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 ..1000</text:p>
          </table:table-cell>
          <table:table-cell office:value-type="string" calcext:value-type="string">
            <text:p>0 .. 100.0 %UEG</text:p>
          </table:table-cell>
          <table:table-cell office:value-type="string" calcext:value-type="string">
            <text:p>Gaskonzentration im ppm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 ... 2500</text:p>
          </table:table-cell>
          <table:table-cell office:value-type="string" calcext:value-type="string">
            <text:p>0 .. 25.00 mA</text:p>
          </table:table-cell>
          <table:table-cell table:style-name="ce7" office:value-type="string" calcext:value-type="string">
            <text:p><text:span text:style-name="T1">Berechneter Ausgangsstrom in mA </text:span><text:span text:style-name="T2">(mit zwei Kommastellen)</text:span>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-200 ... 600</text:p>
          </table:table-cell>
          <table:table-cell office:value-type="string" calcext:value-type="string">
            <text:p>-20,0 .. 60,0 °C</text:p>
          </table:table-cell>
          <table:table-cell table:style-name="ce7" office:value-type="string" calcext:value-type="string">
            <text:p><text:span text:style-name="T1">Interne Leiterplattentemperatur in °C </text:span><text:span text:style-name="T2">(mit Kommastelle)</text:span>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 ... 0xffff</text:p>
          </table:table-cell>
          <table:table-cell/>
          <table:table-cell table:style-name="ce7" office:value-type="string" calcext:value-type="string">
            <text:p><text:span text:style-name="T1">Fehlererkennung </text:span><text:span text:style-name="T2">(Bit’s werden gesetzt)</text:span>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r Temperaturmessung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s Potentiometers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s Sensors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50 … 200</text:p>
          </table:table-cell>
          <table:table-cell office:value-type="string" calcext:value-type="string">
            <text:p>0,50 .. 2,00</text:p>
          </table:table-cell>
          <table:table-cell office:value-type="string" calcext:value-type="string">
            <text:p>Verstärkungsfaktor durch Poti (100 = 1,00)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50 … 200</text:p>
          </table:table-cell>
          <table:table-cell office:value-type="string" calcext:value-type="string">
            <text:p>0,50 .. 2,00</text:p>
          </table:table-cell>
          <table:table-cell office:value-type="string" calcext:value-type="string">
            <text:p>Verstärkungsfaktor durch Temperaturkennlinie (100 = 1,00)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Korrigierter AD-Wert des Sensors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0 .. 1000</text:p>
          </table:table-cell>
          <table:table-cell office:value-type="string" calcext:value-type="string">
            <text:p>0 .. 100.0 %UEG</text:p>
          </table:table-cell>
          <table:table-cell office:value-type="string" calcext:value-type="string">
            <text:p>berechnete Gaskonzentration im ppm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0 .. 31129</text:p>
          </table:table-cell>
          <table:table-cell/>
          <table:table-cell office:value-type="string" calcext:value-type="string">
            <text:p>Softwaredatum bis 31.12.2029</text:p>
          </table:table-cell>
        </table:table-row>
      </table:table>
      <table:table table:name="Sensor-MB-NAP5X_REV1_0-Rwreg" table:style-name="ta1">
        <table:table-column table:style-name="co1" table:default-cell-style-name="ce9"/>
        <table:table-column table:style-name="co1" table:number-columns-repeated="2" table:default-cell-style-name="ce12"/>
        <table:table-column table:style-name="co1" table:default-cell-style-name="ce16"/>
        <table:table-row table:style-name="ro1">
          <table:table-cell table:style-name="ce1" office:value-type="string" calcext:value-type="string">
            <text:p>Rwreg Nr.</text:p>
            <text:p>(Fcode: 0x03, 0x06)</text:p>
          </table:table-cell>
          <table:table-cell table:style-name="ce3" office:value-type="string" calcext:value-type="string">
            <text:p>Wertebereich</text:p>
          </table:table-cell>
          <table:table-cell table:style-name="ce3" office:value-type="string" calcext:value-type="string">
            <text:p>Zugeordnete Größe</text:p>
            <text:p>und Einheit</text:p>
          </table:table-cell>
          <table:table-cell table:style-name="ce5" office:value-type="string" calcext:value-type="string">
            <text:p>Messwerteigenschaft</text:p>
          </table:table-cell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table:style-name="ce11" office:value-type="string" calcext:value-type="string">
            <text:p>0 .. 65535 [0]</text:p>
          </table:table-cell>
          <table:table-cell table:style-name="ce11"/>
          <table:table-cell table:style-name="ce14" office:value-type="string" calcext:value-type="string">
            <text:p>Kundencode: zur freien Belegung z.B. Raumcode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0 … 1000 [11111]</text:p>
          </table:table-cell>
          <table:table-cell table:style-name="ce4" office:value-type="string" calcext:value-type="string">
            <text:p>0 … 100.0 % UEG</text:p>
          </table:table-cell>
          <table:table-cell table:style-name="ce6" office:value-type="string" calcext:value-type="string">
            <text:p>Messwertvorgabe für Testzwecke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0 … 2500 [11111]</text:p>
          </table:table-cell>
          <table:table-cell table:style-name="ce4" office:value-type="string" calcext:value-type="string">
            <text:p>0 … 25,00 mA</text:p>
          </table:table-cell>
          <table:table-cell table:style-name="ce6" office:value-type="string" calcext:value-type="string">
            <text:p>Ausgangsstrom vorgeben für Testzwecke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-200 … 600 [11111]</text:p>
          </table:table-cell>
          <table:table-cell table:style-name="ce4" office:value-type="string" calcext:value-type="string">
            <text:p>-20,0 … 60,0 °C</text:p>
          </table:table-cell>
          <table:table-cell table:style-name="ce6" office:value-type="string" calcext:value-type="string">
            <text:p>Temperatur vorgeben für Testzwecke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0 … 16383</text:p>
          </table:table-cell>
          <table:table-cell/>
          <table:table-cell office:value-type="string" calcext:value-type="string">
            <text:p>Sensorspannung im Nullpunkt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nsorwert Nullpunkt = 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0 … 16383</text:p>
          </table:table-cell>
          <table:table-cell/>
          <table:table-cell office:value-type="string" calcext:value-type="string">
            <text:p>Sensorspannung im Kalibrierpunkt ( bei Endwert)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0 … 1000</text:p>
          </table:table-cell>
          <table:table-cell office:value-type="string" calcext:value-type="string">
            <text:p>0 … 100.0 %UEG</text:p>
          </table:table-cell>
          <table:table-cell office:value-type="string" calcext:value-type="string">
            <text:p>Sensorwert im Kalibrierpunkt (bei Endwert)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0 … 1000 [0]</text:p>
          </table:table-cell>
          <table:table-cell office:value-type="string" calcext:value-type="string">
            <text:p>0 … 100.0 %UEG [0]</text:p>
          </table:table-cell>
          <table:table-cell office:value-type="string" calcext:value-type="string">
            <text:p>Messwert unten für Ausgangsstrom unten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 … 2500 [400]</text:p>
          </table:table-cell>
          <table:table-cell office:value-type="string" calcext:value-type="string">
            <text:p>0 … 25,00 mA [4 mA]</text:p>
          </table:table-cell>
          <table:table-cell office:value-type="string" calcext:value-type="string">
            <text:p>Ausgangsstrom im unteren Punkt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0 … 1000 [1000]</text:p>
          </table:table-cell>
          <table:table-cell office:value-type="string" calcext:value-type="string">
            <text:p>0 … 100.0 %UEG[1000ppm]</text:p>
          </table:table-cell>
          <table:table-cell office:value-type="string" calcext:value-type="string">
            <text:p>Messwert oben für Ausgangsstrom oben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0 … 2500 [2000]</text:p>
          </table:table-cell>
          <table:table-cell office:value-type="string" calcext:value-type="string">
            <text:p>0 … 25,00 mA [20 mA]</text:p>
          </table:table-cell>
          <table:table-cell office:value-type="string" calcext:value-type="string">
            <text:p>Ausgangsstrom im oberen Punkt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0 ... 1</text:p>
          </table:table-cell>
          <table:table-cell/>
          <table:table-cell office:value-type="string" calcext:value-type="string">
            <text:p>Zuschalten vor Hardwareverstärkung 0 (hoch)</text:p>
          </table:table-cell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0 … 16000 [11111]</text:p>
          </table:table-cell>
          <table:table-cell table:style-name="ce4"/>
          <table:table-cell table:style-name="ce6" office:value-type="string" calcext:value-type="string">
            <text:p>Sensor AD-Wert vorgeben für Testzwecke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1 ... 100 [10]</text:p>
          </table:table-cell>
          <table:table-cell/>
          <table:table-cell office:value-type="string" calcext:value-type="string">
            <text:p>Faktor für Mittelwertbildung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-20°C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0°C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10°C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20°C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30°C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40°C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60°C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100 ... 12000 [2000]</text:p>
          </table:table-cell>
          <table:table-cell/>
          <table:table-cell office:value-type="string" calcext:value-type="string">
            <text:p>Vorgegebener Nullpunktwert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0 ... 1023 [500]</text:p>
          </table:table-cell>
          <table:table-cell/>
          <table:table-cell office:value-type="string" calcext:value-type="string">
            <text:p>Nullpunktparameter [11111 = Nullpunktsuche]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0 … 65535</text:p>
          </table:table-cell>
          <table:table-cell table:style-name="ce4"/>
          <table:table-cell table:style-name="ce6" office:value-type="string" calcext:value-type="string">
            <text:p>Neustart / Grunddaten / entsichern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1 … 247 [1]</text:p>
          </table:table-cell>
          <table:table-cell/>
          <table:table-cell table:style-name="ce15" office:value-type="string" office:string-value="Modbus-Geräteadresse*" calcext:value-type="string">
            <text:p><text:span text:style-name="T3">Modbus-Geräteadresse</text:span><text:span text:style-name="T2"/><text:span text:style-name="T1">*</text:span>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0 … 3 [1]</text:p>
          </table:table-cell>
          <table:table-cell/>
          <table:table-cell table:style-name="ce15" office:value-type="string" office:string-value="Modbus Baudrate*" calcext:value-type="string">
            <text:p><text:span text:style-name="T3">Modbus Baudrate</text:span><text:span text:style-name="T2"/><text:span text:style-name="T1">*</text:span>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0 … 4 [0]</text:p>
          </table:table-cell>
          <table:table-cell/>
          <table:table-cell table:style-name="ce15" office:value-type="string" office:string-value="Modbus Mode*" calcext:value-type="string">
            <text:p><text:span text:style-name="T3">Modbus Mode</text:span><text:span text:style-name="T2"/><text:span text:style-name="T1">*</text:span>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10 .. 1000 [180]</text:p>
          </table:table-cell>
          <table:table-cell/>
          <table:table-cell table:style-name="ce15" office:value-type="string" office:string-value="Kalibrierwert Ausgangsstrom 4mA*" calcext:value-type="string">
            <text:p><text:span text:style-name="T3">Kalibrierwert Ausgangsstrom 4mA</text:span><text:span text:style-name="T2"/><text:span text:style-name="T1">*</text:span>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10 … 1000 [900]</text:p>
          </table:table-cell>
          <table:table-cell/>
          <table:table-cell table:style-name="ce15" office:value-type="string" office:string-value="Kalibrierwert Ausgangsstrom 20mA*" calcext:value-type="string">
            <text:p><text:span text:style-name="T3">Kalibrierwert Ausgangsstrom 20mA</text:span><text:span text:style-name="T2"/><text:span text:style-name="T1">*</text:span>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0, 129 … 256 [90]</text:p>
          </table:table-cell>
          <table:table-cell/>
          <table:table-cell office:value-type="string" calcext:value-type="string">
            <text:p>Sensornummer für MCS4000 - Mode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0 … 65535</text:p>
          </table:table-cell>
          <table:table-cell/>
          <table:table-cell table:style-name="ce15" office:value-type="string" office:string-value="Einschaltzähler*" calcext:value-type="string">
            <text:p><text:span text:style-name="T3">Einschaltzähler</text:span><text:span text:style-name="T2"/><text:span text:style-name="T1">*</text:span>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0 … 65535</text:p>
          </table:table-cell>
          <table:table-cell/>
          <table:table-cell table:style-name="ce15" office:value-type="string" office:string-value="Betriebsstunden*" calcext:value-type="string">
            <text:p><text:span text:style-name="T3">Betriebsstunden</text:span><text:span text:style-name="T2"/><text:span text:style-name="T1">*</text:span>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0 … 65535</text:p>
          </table:table-cell>
          <table:table-cell/>
          <table:table-cell table:style-name="ce15" office:value-type="string" office:string-value="Gerätekennung vom Werk*" calcext:value-type="string">
            <text:p><text:span text:style-name="T3">Gerätekennung vom Werk</text:span><text:span text:style-name="T2"/><text:span text:style-name="T1">*</text:span>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0 … 65535</text:p>
          </table:table-cell>
          <table:table-cell/>
          <table:table-cell table:style-name="ce15" office:value-type="string" office:string-value="Arbeitsweise vom Werk*" calcext:value-type="string">
            <text:p><text:span text:style-name="T3">Arbeitsweise vom Werk</text:span><text:span text:style-name="T2"/><text:span text:style-name="T1">*</text:span></text:p>
          </table:table-cell>
        </table:table-row>
      </table:table>
      <table:table table:name="Sensor-MB-SP42A_REV1_0-Rreg" table:style-name="ta1">
        <table:table-column table:style-name="co1" table:default-cell-style-name="ce24"/>
        <table:table-column table:style-name="co1" table:number-columns-repeated="2" table:default-cell-style-name="ce26"/>
        <table:table-column table:style-name="co1" table:default-cell-style-name="ce28"/>
        <table:table-row table:style-name="ro3">
          <table:table-cell table:style-name="ce23" office:value-type="string" calcext:value-type="string">
            <text:p>Rreg Nr.</text:p>
            <text:p>(Fcode 0x04)</text:p>
          </table:table-cell>
          <table:table-cell table:style-name="ce25" office:value-type="string" calcext:value-type="string">
            <text:p>Wertebereich</text:p>
          </table:table-cell>
          <table:table-cell table:style-name="ce25" office:value-type="string" calcext:value-type="string">
            <text:p>Zugeordnete Größe und teilw. Einheit</text:p>
          </table:table-cell>
          <table:table-cell table:style-name="ce27" office:value-type="string" calcext:value-type="string">
            <text:p>Messwerteigenschaf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Gerätekennung Kunde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Arbeitsweise (Sensor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 ..10000</text:p>
          </table:table-cell>
          <table:table-cell office:value-type="string" calcext:value-type="string">
            <text:p>0 .. 10000 ppm</text:p>
          </table:table-cell>
          <table:table-cell office:value-type="string" calcext:value-type="string">
            <text:p>Gaskonzentration im ppm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 ... 2500</text:p>
          </table:table-cell>
          <table:table-cell office:value-type="string" calcext:value-type="string">
            <text:p>0 .. 25.00 mA</text:p>
          </table:table-cell>
          <table:table-cell table:style-name="ce29" office:value-type="string" calcext:value-type="string">
            <text:p><text:span text:style-name="T5">Berechneter Ausgangsstrom in mA </text:span><text:span text:style-name="T6">(mit zwei Kommastellen)</text:span>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-200 ... 600</text:p>
          </table:table-cell>
          <table:table-cell office:value-type="string" calcext:value-type="string">
            <text:p>-20,0 .. 60,0 °C</text:p>
          </table:table-cell>
          <table:table-cell table:style-name="ce29" office:value-type="string" calcext:value-type="string">
            <text:p><text:span text:style-name="T5">Interne Leiterplattentemperatur in °C </text:span><text:span text:style-name="T6">(mit Kommastelle)</text:span>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 ... 0xffff</text:p>
          </table:table-cell>
          <table:table-cell/>
          <table:table-cell table:style-name="ce29" office:value-type="string" calcext:value-type="string">
            <text:p><text:span text:style-name="T5">Fehlererkennung </text:span><text:span text:style-name="T6">(Bit’s werden gesetzt)</text:span>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r Temperaturmessung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s Potentiometers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s Sensors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50 … 200</text:p>
          </table:table-cell>
          <table:table-cell office:value-type="string" calcext:value-type="string">
            <text:p>0,50 .. 2,00</text:p>
          </table:table-cell>
          <table:table-cell office:value-type="string" calcext:value-type="string">
            <text:p>Verstärkungsfaktor durch Poti (100 = 1,00)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50 … 200</text:p>
          </table:table-cell>
          <table:table-cell office:value-type="string" calcext:value-type="string">
            <text:p>0,50 .. 2,00</text:p>
          </table:table-cell>
          <table:table-cell office:value-type="string" calcext:value-type="string">
            <text:p>Verstärkungsfaktor durch Temperaturkennlinie (100 = 1,00)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Korrigierter AD-Wert des Sensors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0 .. 10000</text:p>
          </table:table-cell>
          <table:table-cell office:value-type="string" calcext:value-type="string">
            <text:p>0 .. 10000 ppm</text:p>
          </table:table-cell>
          <table:table-cell office:value-type="string" calcext:value-type="string">
            <text:p>berechnete Gaskonzentration im ppm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0 .. 31129</text:p>
          </table:table-cell>
          <table:table-cell/>
          <table:table-cell office:value-type="string" calcext:value-type="string">
            <text:p>Softwaredatum bis 31.12.2029</text:p>
          </table:table-cell>
        </table:table-row>
      </table:table>
      <table:table table:name="Sensor-MB-SP42A_REV1_0-Rwreg" table:style-name="ta1">
        <table:table-column table:style-name="co1" table:default-cell-style-name="ce9"/>
        <table:table-column table:style-name="co1" table:number-columns-repeated="2" table:default-cell-style-name="ce12"/>
        <table:table-column table:style-name="co1" table:default-cell-style-name="ce16"/>
        <table:table-row table:style-name="ro1">
          <table:table-cell table:style-name="ce1" office:value-type="string" calcext:value-type="string">
            <text:p>Rwreg Nr.</text:p>
            <text:p>(Fcode: 0x03, 0x06)</text:p>
          </table:table-cell>
          <table:table-cell table:style-name="ce3" office:value-type="string" calcext:value-type="string">
            <text:p>Wertebereich</text:p>
          </table:table-cell>
          <table:table-cell table:style-name="ce3" office:value-type="string" calcext:value-type="string">
            <text:p>Zugeordnete Größe</text:p>
            <text:p>und Einheit</text:p>
          </table:table-cell>
          <table:table-cell table:style-name="ce5" office:value-type="string" calcext:value-type="string">
            <text:p>Messwerteigenschaft</text:p>
          </table:table-cell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table:style-name="ce11" office:value-type="string" calcext:value-type="string">
            <text:p>0 .. 65535 [0]</text:p>
          </table:table-cell>
          <table:table-cell table:style-name="ce11"/>
          <table:table-cell table:style-name="ce14" office:value-type="string" calcext:value-type="string">
            <text:p>Kundencode: zur freien Belegung z.B. Raumcode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0 … 10000 [11111]</text:p>
          </table:table-cell>
          <table:table-cell table:style-name="ce4" office:value-type="string" calcext:value-type="string">
            <text:p>0 … 1000 ppm</text:p>
          </table:table-cell>
          <table:table-cell table:style-name="ce6" office:value-type="string" calcext:value-type="string">
            <text:p>Messwertvorgabe für Testzwecke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0 … 2500 [11111]</text:p>
          </table:table-cell>
          <table:table-cell table:style-name="ce4" office:value-type="string" calcext:value-type="string">
            <text:p>0 … 25,00 mA</text:p>
          </table:table-cell>
          <table:table-cell table:style-name="ce6" office:value-type="string" calcext:value-type="string">
            <text:p>Ausgangsstrom vorgeben für Testzwecke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-200 … 600 [11111]</text:p>
          </table:table-cell>
          <table:table-cell table:style-name="ce4" office:value-type="string" calcext:value-type="string">
            <text:p>-20,0 … 60,0 °C</text:p>
          </table:table-cell>
          <table:table-cell table:style-name="ce6" office:value-type="string" calcext:value-type="string">
            <text:p>Temperatur vorgeben für Testzwecke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0 … 16383 [1000]</text:p>
          </table:table-cell>
          <table:table-cell/>
          <table:table-cell office:value-type="string" calcext:value-type="string">
            <text:p>Sensorspannung im Nullpunkt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nsorwert Nullpunkt = 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0 … 16383 [8000]</text:p>
          </table:table-cell>
          <table:table-cell/>
          <table:table-cell office:value-type="string" calcext:value-type="string">
            <text:p>Sensorspannung im Kalibrierpunkt ( bei Endwert)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0 … 10000 [2000]</text:p>
          </table:table-cell>
          <table:table-cell office:value-type="string" calcext:value-type="string">
            <text:p>0 … 1000 ppm</text:p>
          </table:table-cell>
          <table:table-cell office:value-type="string" calcext:value-type="string">
            <text:p>Sensorwert im Kalibrierpunkt (bei Endwert)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0 … 10000 [0]</text:p>
          </table:table-cell>
          <table:table-cell office:value-type="string" calcext:value-type="string">
            <text:p>0 … 1000 [0 ppm]</text:p>
          </table:table-cell>
          <table:table-cell office:value-type="string" calcext:value-type="string">
            <text:p>Messwert unten für Ausgangsstrom unten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 … 2500 [400]</text:p>
          </table:table-cell>
          <table:table-cell office:value-type="string" calcext:value-type="string">
            <text:p>0 … 25,00 [4 mA]</text:p>
          </table:table-cell>
          <table:table-cell office:value-type="string" calcext:value-type="string">
            <text:p>Ausgangsstrom im unteren Punkt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0 … 10000 [1000]</text:p>
          </table:table-cell>
          <table:table-cell office:value-type="string" calcext:value-type="string">
            <text:p>0 … 1000 [1000ppm]</text:p>
          </table:table-cell>
          <table:table-cell office:value-type="string" calcext:value-type="string">
            <text:p>Messwert oben für Ausgangsstrom oben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0 … 2500 [2000]</text:p>
          </table:table-cell>
          <table:table-cell office:value-type="string" calcext:value-type="string">
            <text:p>0 … 25,00 [20 mA]</text:p>
          </table:table-cell>
          <table:table-cell office:value-type="string" calcext:value-type="string">
            <text:p>Ausgangsstrom im oberen Punkt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0 ... 3</text:p>
          </table:table-cell>
          <table:table-cell/>
          <table:table-cell office:value-type="string" calcext:value-type="string">
            <text:p>Zuschalten vor Hardwareverstärkung 0 (hoch)</text:p>
          </table:table-cell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0 … 16000 [11111]</text:p>
          </table:table-cell>
          <table:table-cell table:style-name="ce4"/>
          <table:table-cell table:style-name="ce6" office:value-type="string" calcext:value-type="string">
            <text:p>Sensor AD-Wert vorgeben für Testzwecke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1 ... 100 [10]</text:p>
          </table:table-cell>
          <table:table-cell/>
          <table:table-cell office:value-type="string" calcext:value-type="string">
            <text:p>Faktor für Mittelwertbildung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-20°C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0°C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10°C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20°C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30°C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40°C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60°C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</table:table-row>
        <table:table-row table:style-name="ro2">
          <table:table-cell/>
          <table:table-cell table:style-name="ce30"/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2"/>
          <table:table-cell table:style-name="ce4" table:number-columns-repeated="2"/>
          <table:table-cell table:style-name="ce6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0 … 65535</text:p>
          </table:table-cell>
          <table:table-cell table:style-name="ce4"/>
          <table:table-cell table:style-name="ce6" office:value-type="string" calcext:value-type="string">
            <text:p>Neustart / Grunddaten / entsichern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1 … 247 [1]</text:p>
          </table:table-cell>
          <table:table-cell/>
          <table:table-cell table:style-name="ce15" office:value-type="string" office:string-value="Modbus-Geräteadresse*" calcext:value-type="string">
            <text:p><text:span text:style-name="T3">Modbus-Geräteadresse</text:span><text:span text:style-name="T2"/><text:span text:style-name="T1">*</text:span>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0 … 3 [1]</text:p>
          </table:table-cell>
          <table:table-cell/>
          <table:table-cell table:style-name="ce15" office:value-type="string" office:string-value="Modbus Baudrate*" calcext:value-type="string">
            <text:p><text:span text:style-name="T3">Modbus Baudrate</text:span><text:span text:style-name="T2"/><text:span text:style-name="T1">*</text:span>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0 … 4 [0]</text:p>
          </table:table-cell>
          <table:table-cell/>
          <table:table-cell table:style-name="ce15" office:value-type="string" office:string-value="Modbus Mode*" calcext:value-type="string">
            <text:p><text:span text:style-name="T3">Modbus Mode</text:span><text:span text:style-name="T2"/><text:span text:style-name="T1">*</text:span>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10 .. 1000 [180]</text:p>
          </table:table-cell>
          <table:table-cell/>
          <table:table-cell table:style-name="ce15" office:value-type="string" office:string-value="Kalibrierwert Ausgangsstrom 4mA*" calcext:value-type="string">
            <text:p><text:span text:style-name="T3">Kalibrierwert Ausgangsstrom 4mA</text:span><text:span text:style-name="T2"/><text:span text:style-name="T1">*</text:span>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10 … 1000 [900]</text:p>
          </table:table-cell>
          <table:table-cell/>
          <table:table-cell table:style-name="ce15" office:value-type="string" office:string-value="Kalibrierwert Ausgangsstrom 20mA*" calcext:value-type="string">
            <text:p><text:span text:style-name="T3">Kalibrierwert Ausgangsstrom 20mA</text:span><text:span text:style-name="T2"/><text:span text:style-name="T1">*</text:span>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0, 129 … 256 [90]</text:p>
          </table:table-cell>
          <table:table-cell/>
          <table:table-cell office:value-type="string" calcext:value-type="string">
            <text:p>Sensornummer für MCS4000 - Mode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0 … 65535</text:p>
          </table:table-cell>
          <table:table-cell/>
          <table:table-cell table:style-name="ce15" office:value-type="string" office:string-value="Einschaltzähler*" calcext:value-type="string">
            <text:p><text:span text:style-name="T3">Einschaltzähler</text:span><text:span text:style-name="T2"/><text:span text:style-name="T1">*</text:span>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0 … 65535</text:p>
          </table:table-cell>
          <table:table-cell/>
          <table:table-cell table:style-name="ce15" office:value-type="string" office:string-value="Betriebsstunden*" calcext:value-type="string">
            <text:p><text:span text:style-name="T3">Betriebsstunden</text:span><text:span text:style-name="T2"/><text:span text:style-name="T1">*</text:span>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0 … 65535</text:p>
          </table:table-cell>
          <table:table-cell/>
          <table:table-cell table:style-name="ce15" office:value-type="string" office:string-value="Gerätekennung vom Werk*" calcext:value-type="string">
            <text:p><text:span text:style-name="T3">Gerätekennung vom Werk</text:span><text:span text:style-name="T2"/><text:span text:style-name="T1">*</text:span>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0 … 65535</text:p>
          </table:table-cell>
          <table:table-cell/>
          <table:table-cell table:style-name="ce15" office:value-type="string" office:string-value="Arbeitsweise vom Werk*" calcext:value-type="string">
            <text:p><text:span text:style-name="T3">Arbeitsweise vom Werk</text:span><text:span text:style-name="T2"/><text:span text:style-name="T1">*</text:span></text:p>
          </table:table-cell>
        </table:table-row>
      </table:table>
      <table:table table:name="Sensor-MB-NAP5xx_REV1_0-Rreg" table:style-name="ta1">
        <table:table-column table:style-name="co1" table:default-cell-style-name="ce24"/>
        <table:table-column table:style-name="co1" table:number-columns-repeated="2" table:default-cell-style-name="ce26"/>
        <table:table-column table:style-name="co1" table:default-cell-style-name="ce28"/>
        <table:table-row table:style-name="ro3">
          <table:table-cell table:style-name="ce23" office:value-type="string" calcext:value-type="string">
            <text:p>Rreg Nr.</text:p>
            <text:p>(Fcode 0x04)</text:p>
          </table:table-cell>
          <table:table-cell table:style-name="ce25" office:value-type="string" calcext:value-type="string">
            <text:p>Wertebereich</text:p>
          </table:table-cell>
          <table:table-cell table:style-name="ce25" office:value-type="string" calcext:value-type="string">
            <text:p>Zugeordnete Größe und teilw. Einheit</text:p>
          </table:table-cell>
          <table:table-cell table:style-name="ce27" office:value-type="string" calcext:value-type="string">
            <text:p>Messwerteigenschaf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Gerätekennung Kunde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Arbeitsweise (Sensor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 ..10000</text:p>
          </table:table-cell>
          <table:table-cell office:value-type="string" calcext:value-type="string">
            <text:p>0 .. 10000 ppm</text:p>
          </table:table-cell>
          <table:table-cell office:value-type="string" calcext:value-type="string">
            <text:p>Gaskonzentration im ppm (für CO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 ... 2500</text:p>
          </table:table-cell>
          <table:table-cell office:value-type="string" calcext:value-type="string">
            <text:p>0 .. 25.00 mA</text:p>
          </table:table-cell>
          <table:table-cell table:style-name="ce29" office:value-type="string" calcext:value-type="string">
            <text:p><text:span text:style-name="T5">Berechneter Ausgangsstrom in mA </text:span><text:span text:style-name="T6">(mit zwei Kommastellen)</text:span>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-200 ... 600</text:p>
          </table:table-cell>
          <table:table-cell office:value-type="string" calcext:value-type="string">
            <text:p>-20,0 .. 60,0 °C</text:p>
          </table:table-cell>
          <table:table-cell table:style-name="ce29" office:value-type="string" calcext:value-type="string">
            <text:p><text:span text:style-name="T5">Interne Leiterplattentemperatur in °C </text:span><text:span text:style-name="T6">(mit Kommastelle)</text:span>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 ... 0xffff</text:p>
          </table:table-cell>
          <table:table-cell/>
          <table:table-cell table:style-name="ce29" office:value-type="string" calcext:value-type="string">
            <text:p><text:span text:style-name="T5">Fehlererkennung CO-Sensor </text:span><text:span text:style-name="T6">(Bit’s werden gesetzt)</text:span>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0 ..10000</text:p>
          </table:table-cell>
          <table:table-cell office:value-type="string" calcext:value-type="string">
            <text:p>0 .. 10000 ppm</text:p>
          </table:table-cell>
          <table:table-cell office:value-type="string" calcext:value-type="string">
            <text:p>Gaskonzentration im ppm (für NO2)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0 ... 2500</text:p>
          </table:table-cell>
          <table:table-cell office:value-type="string" calcext:value-type="string">
            <text:p>0 .. 25.00 mA</text:p>
          </table:table-cell>
          <table:table-cell table:style-name="ce29" office:value-type="string" calcext:value-type="string">
            <text:p><text:span text:style-name="T5">Berechneter Ausgangsstrom in mA </text:span><text:span text:style-name="T6">(mit zwei Kommastellen)</text:span>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0 ... 0xffff</text:p>
          </table:table-cell>
          <table:table-cell/>
          <table:table-cell table:style-name="ce29" office:value-type="string" calcext:value-type="string">
            <text:p><text:span text:style-name="T5">Fehlererkennung NO2-Sensor </text:span><text:span text:style-name="T6">(Bit’s werden gesetzt)</text:span>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r Temperaturmessung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s Potentiometers 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s Sensors (CO)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50 … 200</text:p>
          </table:table-cell>
          <table:table-cell office:value-type="string" calcext:value-type="string">
            <text:p>0,50 .. 2,00</text:p>
          </table:table-cell>
          <table:table-cell office:value-type="string" calcext:value-type="string">
            <text:p>Verstärkungsfaktor durch Poti (100 = 1,00)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50 … 200</text:p>
          </table:table-cell>
          <table:table-cell office:value-type="string" calcext:value-type="string">
            <text:p>0,50 .. 2,00</text:p>
          </table:table-cell>
          <table:table-cell office:value-type="string" calcext:value-type="string">
            <text:p>Verstärkungsfaktor durch Temperaturkennl. 1 (100 = 1,00)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Korrigierter AD-Wert des Sensors CO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0 .. 10000</text:p>
          </table:table-cell>
          <table:table-cell office:value-type="string" calcext:value-type="string">
            <text:p>0 .. 10000 ppm</text:p>
          </table:table-cell>
          <table:table-cell office:value-type="string" calcext:value-type="string">
            <text:p>berechnete Gaskonzentration im ppm (für CO)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s Potentiometers_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s Sensors (NO2)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50 … 200</text:p>
          </table:table-cell>
          <table:table-cell office:value-type="string" calcext:value-type="string">
            <text:p>0,50 .. 2,00</text:p>
          </table:table-cell>
          <table:table-cell office:value-type="string" calcext:value-type="string">
            <text:p>Verstärkungsfaktor durch Poti (100 = 1,00)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50 … 200</text:p>
          </table:table-cell>
          <table:table-cell office:value-type="string" calcext:value-type="string">
            <text:p>0,50 .. 2,00</text:p>
          </table:table-cell>
          <table:table-cell office:value-type="string" calcext:value-type="string">
            <text:p>Verstärkungsfaktor durch Temperaturkennl. 2 (100 = 1,00)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Korrigierter AD-Wert des Sensors NO2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0 .. 10000</text:p>
          </table:table-cell>
          <table:table-cell office:value-type="string" calcext:value-type="string">
            <text:p>0 .. 10000 ppm</text:p>
          </table:table-cell>
          <table:table-cell office:value-type="string" calcext:value-type="string">
            <text:p>berechnete Gaskonzentration im ppm (für NO2)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0 .. 31129</text:p>
          </table:table-cell>
          <table:table-cell/>
          <table:table-cell office:value-type="string" calcext:value-type="string">
            <text:p>Softwaredatum bis 31.12.2029</text:p>
          </table:table-cell>
        </table:table-row>
      </table:table>
      <table:table table:name="Sensor-MB-NAP5xx_REV1_0-Rwreg" table:style-name="ta1">
        <table:table-column table:style-name="co1" table:default-cell-style-name="ce9"/>
        <table:table-column table:style-name="co1" table:number-columns-repeated="2" table:default-cell-style-name="ce12"/>
        <table:table-column table:style-name="co1" table:default-cell-style-name="ce16"/>
        <table:table-row table:style-name="ro1">
          <table:table-cell table:style-name="ce1" office:value-type="string" calcext:value-type="string">
            <text:p>Rwreg Nr.</text:p>
            <text:p>(Fcode: 0x03, 0x06)</text:p>
          </table:table-cell>
          <table:table-cell table:style-name="ce3" office:value-type="string" calcext:value-type="string">
            <text:p>Wertebereich</text:p>
          </table:table-cell>
          <table:table-cell table:style-name="ce3" office:value-type="string" calcext:value-type="string">
            <text:p>Zugeordnete Größe</text:p>
            <text:p>und Einheit</text:p>
          </table:table-cell>
          <table:table-cell table:style-name="ce5" office:value-type="string" calcext:value-type="string">
            <text:p>Messwerteigenschaft</text:p>
          </table:table-cell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table:style-name="ce11" office:value-type="string" calcext:value-type="string">
            <text:p>0 .. 65535 [0]</text:p>
          </table:table-cell>
          <table:table-cell table:style-name="ce11"/>
          <table:table-cell table:style-name="ce14" office:value-type="string" calcext:value-type="string">
            <text:p>Kundencode: zur freien Belegung z.B. Raumcode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0 … 10000 [11111]</text:p>
          </table:table-cell>
          <table:table-cell table:style-name="ce4" office:value-type="string" calcext:value-type="string">
            <text:p>0 … 1000 ppm</text:p>
          </table:table-cell>
          <table:table-cell table:style-name="ce6" office:value-type="string" calcext:value-type="string">
            <text:p>Messwertvorgabe für Testzwecke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0 … 2500 [11111]</text:p>
          </table:table-cell>
          <table:table-cell table:style-name="ce4" office:value-type="string" calcext:value-type="string">
            <text:p>0 … 25,00 mA</text:p>
          </table:table-cell>
          <table:table-cell table:style-name="ce6" office:value-type="string" calcext:value-type="string">
            <text:p>Ausgangsstrom vorgeben für Testzwecke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-200 … 600 [11111]</text:p>
          </table:table-cell>
          <table:table-cell table:style-name="ce4" office:value-type="string" calcext:value-type="string">
            <text:p>-20,0 … 60,0 °C</text:p>
          </table:table-cell>
          <table:table-cell table:style-name="ce6" office:value-type="string" calcext:value-type="string">
            <text:p>Temperatur vorgeben für Testzwecke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0 … 16383 [1000]</text:p>
          </table:table-cell>
          <table:table-cell/>
          <table:table-cell table:style-name="ce31" office:value-type="string" calcext:value-type="string">
            <text:p><text:span text:style-name="T3">Sensorspannung im Nullpunkt</text:span><text:span text:style-name="T1">*</text:span>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nsorwert Nullpunkt = 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0 … 16383 [8000]</text:p>
          </table:table-cell>
          <table:table-cell/>
          <table:table-cell office:value-type="string" calcext:value-type="string">
            <text:p>Sensorspannung im Kalibrierpunkt ( bei Endwert)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0 … 10000 [1000]</text:p>
          </table:table-cell>
          <table:table-cell office:value-type="string" calcext:value-type="string">
            <text:p>0 … 1000 ppm</text:p>
          </table:table-cell>
          <table:table-cell office:value-type="string" calcext:value-type="string">
            <text:p>Sensorwert im Kalibrierpunkt (bei Endwert)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0 … 10000 [0]</text:p>
          </table:table-cell>
          <table:table-cell office:value-type="string" calcext:value-type="string">
            <text:p>0 … 1000 [0 ppm]</text:p>
          </table:table-cell>
          <table:table-cell office:value-type="string" calcext:value-type="string">
            <text:p>Messwert unten für Ausgangsstrom unten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 … 2500 [400]</text:p>
          </table:table-cell>
          <table:table-cell office:value-type="string" calcext:value-type="string">
            <text:p>0 … 25,00 [4 mA]</text:p>
          </table:table-cell>
          <table:table-cell office:value-type="string" calcext:value-type="string">
            <text:p>Ausgangsstrom im unteren Punkt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0 … 10000 [1000]</text:p>
          </table:table-cell>
          <table:table-cell office:value-type="string" calcext:value-type="string">
            <text:p>0 … 1000 [1000ppm]</text:p>
          </table:table-cell>
          <table:table-cell office:value-type="string" calcext:value-type="string">
            <text:p>Messwert oben für Ausgangsstrom oben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0 … 2500 [2000]</text:p>
          </table:table-cell>
          <table:table-cell office:value-type="string" calcext:value-type="string">
            <text:p>0 … 25,00 [20 mA]</text:p>
          </table:table-cell>
          <table:table-cell office:value-type="string" calcext:value-type="string">
            <text:p>Ausgangsstrom im oberen Punkt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0 … 16383 [1000]</text:p>
          </table:table-cell>
          <table:table-cell/>
          <table:table-cell office:value-type="string" calcext:value-type="string">
            <text:p>Sensorspannung im Nullpunkt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nsorwert Nullpunkt = 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0 … 16383 [8000]</text:p>
          </table:table-cell>
          <table:table-cell/>
          <table:table-cell table:style-name="ce31" office:value-type="string" calcext:value-type="string">
            <text:p><text:span text:style-name="T3">Sensorspannung im Kalibrierpunkt ( bei Endwert)</text:span><text:span text:style-name="T1">*</text:span>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0 … 10000 [2000]</text:p>
          </table:table-cell>
          <table:table-cell office:value-type="string" calcext:value-type="string">
            <text:p>0 … 1000 ppm</text:p>
          </table:table-cell>
          <table:table-cell office:value-type="string" calcext:value-type="string">
            <text:p>Sensorwert im Kalibrierpunkt (bei Endwert)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0 … 10000 [0]</text:p>
          </table:table-cell>
          <table:table-cell office:value-type="string" calcext:value-type="string">
            <text:p>0 … 1000 [0 ppm]</text:p>
          </table:table-cell>
          <table:table-cell office:value-type="string" calcext:value-type="string">
            <text:p>Messwert unten für Ausgangsstrom unten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0 … 2500 [400]</text:p>
          </table:table-cell>
          <table:table-cell office:value-type="string" calcext:value-type="string">
            <text:p>0 … 25,00 [4 mA]</text:p>
          </table:table-cell>
          <table:table-cell office:value-type="string" calcext:value-type="string">
            <text:p>Ausgangsstrom im unteren Punkt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0 … 10000 [1000]</text:p>
          </table:table-cell>
          <table:table-cell office:value-type="string" calcext:value-type="string">
            <text:p>0 … 1000 [1000ppm]</text:p>
          </table:table-cell>
          <table:table-cell office:value-type="string" calcext:value-type="string">
            <text:p>Messwert oben für Ausgangsstrom oben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0 … 2500 [2000]</text:p>
          </table:table-cell>
          <table:table-cell office:value-type="string" calcext:value-type="string">
            <text:p>0 … 25,00 [20 mA]</text:p>
          </table:table-cell>
          <table:table-cell office:value-type="string" calcext:value-type="string">
            <text:p>Ausgangsstrom im oberen Punkt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0 /1 [0]</text:p>
          </table:table-cell>
          <table:table-cell/>
          <table:table-cell office:value-type="string" calcext:value-type="string">
            <text:p>Verstärkung CO 0 = hoch, 1 = ca. halb</text:p>
          </table:table-cell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0 … 16000 [11111]</text:p>
          </table:table-cell>
          <table:table-cell table:style-name="ce4"/>
          <table:table-cell table:style-name="ce6" office:value-type="string" calcext:value-type="string">
            <text:p>Sensor AD-Wert vorgeben für Testzwecke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1 ... 100 [10]</text:p>
          </table:table-cell>
          <table:table-cell/>
          <table:table-cell office:value-type="string" calcext:value-type="string">
            <text:p>Faktor für Mittelwertbildung (CO)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0 /1 [0]</text:p>
          </table:table-cell>
          <table:table-cell/>
          <table:table-cell office:value-type="string" calcext:value-type="string">
            <text:p>Verstärkung NO2 0 =hoch, 1 = ca. halb</text:p>
          </table:table-cell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0 … 16000 [11111]</text:p>
          </table:table-cell>
          <table:table-cell table:style-name="ce4"/>
          <table:table-cell table:style-name="ce6" office:value-type="string" calcext:value-type="string">
            <text:p>Sensor AD-Wert vorgeben für Testzwecke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1 ... 100 [10]</text:p>
          </table:table-cell>
          <table:table-cell/>
          <table:table-cell office:value-type="string" calcext:value-type="string">
            <text:p>Faktor für Mittelwertbildung (NO2)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-20°C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0°C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10°C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20°C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30°C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40°C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60°C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-20°C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0°C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10°C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20°C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30°C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40°C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60°C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0 … 65535</text:p>
          </table:table-cell>
          <table:table-cell table:style-name="ce4"/>
          <table:table-cell table:style-name="ce6" office:value-type="string" calcext:value-type="string">
            <text:p>Neustart / Grunddaten / entsichern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1 … 247 [1]</text:p>
          </table:table-cell>
          <table:table-cell/>
          <table:table-cell table:style-name="ce15" office:value-type="string" office:string-value="Modbus-Geräteadresse*" calcext:value-type="string">
            <text:p><text:span text:style-name="T3">Modbus-Geräteadresse</text:span><text:span text:style-name="T2"/><text:span text:style-name="T1">*</text:span>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0 … 3 [1]</text:p>
          </table:table-cell>
          <table:table-cell/>
          <table:table-cell table:style-name="ce15" office:value-type="string" office:string-value="Modbus Baudrate*" calcext:value-type="string">
            <text:p><text:span text:style-name="T3">Modbus Baudrate</text:span><text:span text:style-name="T2"/><text:span text:style-name="T1">*</text:span>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0 … 4 [0]</text:p>
          </table:table-cell>
          <table:table-cell/>
          <table:table-cell table:style-name="ce15" office:value-type="string" office:string-value="Modbus Mode*" calcext:value-type="string">
            <text:p><text:span text:style-name="T3">Modbus Mode</text:span><text:span text:style-name="T2"/><text:span text:style-name="T1">*</text:span>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10 .. 1000 [180]</text:p>
          </table:table-cell>
          <table:table-cell/>
          <table:table-cell table:style-name="ce15" office:value-type="string" office:string-value="Kalibrierwert Ausgangsstrom 4mA*" calcext:value-type="string">
            <text:p><text:span text:style-name="T3">Kalibrierwert Ausgangsstrom 4mA</text:span><text:span text:style-name="T2"/><text:span text:style-name="T1">*</text:span>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10 … 1000 [900]</text:p>
          </table:table-cell>
          <table:table-cell/>
          <table:table-cell table:style-name="ce15" office:value-type="string" office:string-value="Kalibrierwert Ausgangsstrom 20mA*" calcext:value-type="string">
            <text:p><text:span text:style-name="T3">Kalibrierwert Ausgangsstrom 20mA</text:span><text:span text:style-name="T2"/><text:span text:style-name="T1">*</text:span>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0, 129 … 256 [90]</text:p>
          </table:table-cell>
          <table:table-cell/>
          <table:table-cell office:value-type="string" calcext:value-type="string">
            <text:p>Sensornummer für MCS4000 - Mode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0 … 65535</text:p>
          </table:table-cell>
          <table:table-cell/>
          <table:table-cell table:style-name="ce15" office:value-type="string" office:string-value="Einschaltzähler*" calcext:value-type="string">
            <text:p><text:span text:style-name="T3">Einschaltzähler</text:span><text:span text:style-name="T2"/><text:span text:style-name="T1">*</text:span>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0 … 65535</text:p>
          </table:table-cell>
          <table:table-cell/>
          <table:table-cell table:style-name="ce15" office:value-type="string" office:string-value="Betriebsstunden*" calcext:value-type="string">
            <text:p><text:span text:style-name="T3">Betriebsstunden</text:span><text:span text:style-name="T2"/><text:span text:style-name="T1">*</text:span>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0 … 65535</text:p>
          </table:table-cell>
          <table:table-cell/>
          <table:table-cell table:style-name="ce15" office:value-type="string" office:string-value="Gerätekennung vom Werk*" calcext:value-type="string">
            <text:p><text:span text:style-name="T3">Gerätekennung vom Werk</text:span><text:span text:style-name="T2"/><text:span text:style-name="T1">*</text:span>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0 … 65535</text:p>
          </table:table-cell>
          <table:table-cell/>
          <table:table-cell table:style-name="ce15" office:value-type="string" office:string-value="Arbeitsweise vom Werk*" calcext:value-type="string">
            <text:p><text:span text:style-name="T3">Arbeitsweise vom Werk</text:span><text:span text:style-name="T2"/><text:span text:style-name="T1">*</text:span></text:p>
          </table:table-cell>
        </table:table-row>
      </table:table>
      <table:table table:name="Sensor-MB-CO2_O2_REV1_0-Rreg" table:style-name="ta1">
        <table:table-column table:style-name="co1" table:default-cell-style-name="ce24"/>
        <table:table-column table:style-name="co1" table:number-columns-repeated="2" table:default-cell-style-name="ce26"/>
        <table:table-column table:style-name="co1" table:default-cell-style-name="ce28"/>
        <table:table-row table:style-name="ro3">
          <table:table-cell table:style-name="ce23" office:value-type="string" calcext:value-type="string">
            <text:p>Rreg Nr.</text:p>
            <text:p>(Fcode 0x04)</text:p>
          </table:table-cell>
          <table:table-cell table:style-name="ce25" office:value-type="string" calcext:value-type="string">
            <text:p>Wertebereich</text:p>
          </table:table-cell>
          <table:table-cell table:style-name="ce25" office:value-type="string" calcext:value-type="string">
            <text:p>Zugeordnete Größe und teilw. Einheit</text:p>
          </table:table-cell>
          <table:table-cell table:style-name="ce27" office:value-type="string" calcext:value-type="string">
            <text:p>Messwerteigenschaf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Gerätekennung Kunde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Arbeitsweise (Sensor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 ..1000</text:p>
          </table:table-cell>
          <table:table-cell office:value-type="string" calcext:value-type="string">
            <text:p>0 .. 100.0 vol%</text:p>
          </table:table-cell>
          <table:table-cell office:value-type="string" calcext:value-type="string">
            <text:p>Sauerstoffkonzentration im vol%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 ... 2500</text:p>
          </table:table-cell>
          <table:table-cell office:value-type="string" calcext:value-type="string">
            <text:p>0 .. 25.00 mA</text:p>
          </table:table-cell>
          <table:table-cell table:style-name="ce29" office:value-type="string" calcext:value-type="string">
            <text:p><text:span text:style-name="T5">Berechneter Ausgangsstrom in mA </text:span><text:span text:style-name="T6">(mit zwei Kommastellen)</text:span>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-200 ... 600</text:p>
          </table:table-cell>
          <table:table-cell office:value-type="string" calcext:value-type="string">
            <text:p>-20,0 .. 60,0 °C</text:p>
          </table:table-cell>
          <table:table-cell table:style-name="ce29" office:value-type="string" calcext:value-type="string">
            <text:p><text:span text:style-name="T5">Interne Leiterplattentemperatur in °C </text:span><text:span text:style-name="T6">(mit Kommastelle)</text:span>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 ... 0xffff</text:p>
          </table:table-cell>
          <table:table-cell/>
          <table:table-cell table:style-name="ce29" office:value-type="string" calcext:value-type="string">
            <text:p><text:span text:style-name="T5">Fehlererkennung CO2 -Sensor </text:span><text:span text:style-name="T6">(Bit’s werden gesetzt)</text:span></text:p>
          </table:table-cell>
        </table:table-row>
        <table:table-row table:style-name="ro2">
          <table:table-cell table:style-name="ce32" office:value-type="float" office:value="6" calcext:value-type="float">
            <text:p>6</text:p>
          </table:table-cell>
          <table:table-cell table:style-name="ce33" office:value-type="string" calcext:value-type="string">
            <text:p>0 ..5000</text:p>
          </table:table-cell>
          <table:table-cell table:style-name="ce33" office:value-type="string" calcext:value-type="string">
            <text:p>0 .. 50000 ppm</text:p>
          </table:table-cell>
          <table:table-cell table:style-name="ce34" office:value-type="string" calcext:value-type="string">
            <text:p>CO2 Gaskonzentration im ppm (Registerwert * 10)</text:p>
          </table:table-cell>
        </table:table-row>
        <table:table-row table:style-name="ro2">
          <table:table-cell table:style-name="ce32" office:value-type="float" office:value="7" calcext:value-type="float">
            <text:p>7</text:p>
          </table:table-cell>
          <table:table-cell table:style-name="ce33" office:value-type="string" calcext:value-type="string">
            <text:p>0 ... 2500</text:p>
          </table:table-cell>
          <table:table-cell table:style-name="ce33" office:value-type="string" calcext:value-type="string">
            <text:p>0 .. 25.00 mA</text:p>
          </table:table-cell>
          <table:table-cell table:style-name="ce35" office:value-type="string" calcext:value-type="string">
            <text:p><text:span text:style-name="T7">Berechneter Ausgangsstrom in mA </text:span><text:span text:style-name="T8">(mit zwei Kommastellen)</text:span>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r Temperaturmessung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s Potentiometers</text:p>
          </table:table-cell>
        </table:table-row>
        <table:table-row table:style-name="ro2">
          <table:table-cell table:style-name="ce32" office:value-type="float" office:value="34" calcext:value-type="float">
            <text:p>34</text:p>
          </table:table-cell>
          <table:table-cell table:style-name="ce33" office:value-type="string" calcext:value-type="string">
            <text:p>0 ... 16384</text:p>
          </table:table-cell>
          <table:table-cell table:style-name="ce33"/>
          <table:table-cell table:style-name="ce34" office:value-type="string" calcext:value-type="string">
            <text:p>AD-Wert des Sensors (O2)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50 … 200</text:p>
          </table:table-cell>
          <table:table-cell office:value-type="string" calcext:value-type="string">
            <text:p>0,50 .. 2,00</text:p>
          </table:table-cell>
          <table:table-cell office:value-type="string" calcext:value-type="string">
            <text:p>Verstärkungsfaktor durch Poti (100 = 1,00)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32" office:value-type="float" office:value="37" calcext:value-type="float">
            <text:p>37</text:p>
          </table:table-cell>
          <table:table-cell table:style-name="ce33" office:value-type="string" calcext:value-type="string">
            <text:p>0 ... 16384</text:p>
          </table:table-cell>
          <table:table-cell table:style-name="ce33"/>
          <table:table-cell table:style-name="ce34" office:value-type="string" calcext:value-type="string">
            <text:p>Korrigierter AD-Wert des Sensors O2</text:p>
          </table:table-cell>
        </table:table-row>
        <table:table-row table:style-name="ro2">
          <table:table-cell table:style-name="ce32" office:value-type="float" office:value="38" calcext:value-type="float">
            <text:p>38</text:p>
          </table:table-cell>
          <table:table-cell table:style-name="ce33" office:value-type="string" calcext:value-type="string">
            <text:p>0 .. 5000</text:p>
          </table:table-cell>
          <table:table-cell table:style-name="ce33"/>
          <table:table-cell table:style-name="ce34" office:value-type="string" calcext:value-type="string">
            <text:p>max O2 Wert innerhalb des Kalibrierintervall (7 Tage)</text:p>
          </table:table-cell>
        </table:table-row>
        <table:table-row table:style-name="ro2">
          <table:table-cell table:style-name="ce32" office:value-type="float" office:value="39" calcext:value-type="float">
            <text:p>39</text:p>
          </table:table-cell>
          <table:table-cell table:style-name="ce33" office:value-type="string" calcext:value-type="string">
            <text:p>0 ... 5000</text:p>
          </table:table-cell>
          <table:table-cell table:style-name="ce33"/>
          <table:table-cell table:style-name="ce34" office:value-type="string" calcext:value-type="string">
            <text:p>CO2 Wert unkorrigiert (Registerwert * 10)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0 .. 31129</text:p>
          </table:table-cell>
          <table:table-cell/>
          <table:table-cell office:value-type="string" calcext:value-type="string">
            <text:p>Softwaredatum bis 31.12.2029</text:p>
          </table:table-cell>
        </table:table-row>
      </table:table>
      <table:table table:name="Sensor-MB-CO2_O2_REV1_0-Rwreg" table:style-name="ta1">
        <table:table-column table:style-name="co1" table:default-cell-style-name="ce9"/>
        <table:table-column table:style-name="co1" table:number-columns-repeated="2" table:default-cell-style-name="ce12"/>
        <table:table-column table:style-name="co1" table:default-cell-style-name="ce16"/>
        <table:table-row table:style-name="ro1">
          <table:table-cell table:style-name="ce1" office:value-type="string" calcext:value-type="string">
            <text:p>Rwreg Nr.</text:p>
            <text:p>(Fcode: 0x03, 0x06)</text:p>
          </table:table-cell>
          <table:table-cell table:style-name="ce3" office:value-type="string" calcext:value-type="string">
            <text:p>Wertebereich</text:p>
          </table:table-cell>
          <table:table-cell table:style-name="ce3" office:value-type="string" calcext:value-type="string">
            <text:p>Zugeordnete Größe</text:p>
            <text:p>und Einheit</text:p>
          </table:table-cell>
          <table:table-cell table:style-name="ce5" office:value-type="string" calcext:value-type="string">
            <text:p>Messwerteigenschaft</text:p>
          </table:table-cell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table:style-name="ce11" office:value-type="string" calcext:value-type="string">
            <text:p>0 .. 65535 [0]</text:p>
          </table:table-cell>
          <table:table-cell table:style-name="ce11"/>
          <table:table-cell table:style-name="ce14" office:value-type="string" calcext:value-type="string">
            <text:p>Kundencode: zur freien Belegung z.B. Raumcode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0 … 1000 [11111]</text:p>
          </table:table-cell>
          <table:table-cell table:style-name="ce4" office:value-type="string" calcext:value-type="string">
            <text:p>0 … 100.0 vol%</text:p>
          </table:table-cell>
          <table:table-cell table:style-name="ce6" office:value-type="string" calcext:value-type="string">
            <text:p>Messwertvorgabe für Testzwecke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0 … 2500 [11111]</text:p>
          </table:table-cell>
          <table:table-cell table:style-name="ce4" office:value-type="string" calcext:value-type="string">
            <text:p>0 … 25,00 mA</text:p>
          </table:table-cell>
          <table:table-cell table:style-name="ce6" office:value-type="string" calcext:value-type="string">
            <text:p>Ausgangsstrom vorgeben für Testzwecke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-200 … 600 [11111]</text:p>
          </table:table-cell>
          <table:table-cell table:style-name="ce4" office:value-type="string" calcext:value-type="string">
            <text:p>-20,0 … 60,0 °C</text:p>
          </table:table-cell>
          <table:table-cell table:style-name="ce6" office:value-type="string" calcext:value-type="string">
            <text:p>Temperatur vorgeben für Testzwecke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0 … 5000 [11111]</text:p>
          </table:table-cell>
          <table:table-cell table:style-name="ce4" office:value-type="string" calcext:value-type="string">
            <text:p>0 … 5000 ppm</text:p>
          </table:table-cell>
          <table:table-cell table:style-name="ce6" office:value-type="string" calcext:value-type="string">
            <text:p>Messwertvorgabe für Testzwecke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</table:table-row>
        <table:table-row table:style-name="ro2">
          <table:table-cell table:style-name="ce36" office:value-type="float" office:value="10" calcext:value-type="float">
            <text:p>10</text:p>
          </table:table-cell>
          <table:table-cell table:style-name="ce37" office:value-type="string" calcext:value-type="string">
            <text:p>0 … 16383 [0]</text:p>
          </table:table-cell>
          <table:table-cell table:style-name="ce37"/>
          <table:table-cell table:style-name="ce38" office:value-type="string" calcext:value-type="string">
            <text:p>Sensorspannung im Nullpunkt</text:p>
          </table:table-cell>
        </table:table-row>
        <table:table-row table:style-name="ro2">
          <table:table-cell table:style-name="ce36" office:value-type="float" office:value="11" calcext:value-type="float">
            <text:p>1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8" office:value-type="string" calcext:value-type="string">
            <text:p>Sensorwert Nullpunkt = 0</text:p>
          </table:table-cell>
        </table:table-row>
        <table:table-row table:style-name="ro2">
          <table:table-cell table:style-name="ce36" office:value-type="float" office:value="12" calcext:value-type="float">
            <text:p>12</text:p>
          </table:table-cell>
          <table:table-cell table:style-name="ce37" office:value-type="string" calcext:value-type="string">
            <text:p>0 … 16383 [3300]</text:p>
          </table:table-cell>
          <table:table-cell table:style-name="ce37"/>
          <table:table-cell table:style-name="ce38" office:value-type="string" calcext:value-type="string">
            <text:p>Sensorspannung im Kalibrierpunkt ( bei Endwert)</text:p>
          </table:table-cell>
        </table:table-row>
        <table:table-row table:style-name="ro2">
          <table:table-cell table:style-name="ce36" office:value-type="float" office:value="13" calcext:value-type="float">
            <text:p>13</text:p>
          </table:table-cell>
          <table:table-cell table:style-name="ce37" office:value-type="string" calcext:value-type="string">
            <text:p>0 … 1000 [209]</text:p>
          </table:table-cell>
          <table:table-cell table:style-name="ce37" office:value-type="string" calcext:value-type="string">
            <text:p>20.9 vol%</text:p>
          </table:table-cell>
          <table:table-cell table:style-name="ce38" office:value-type="string" calcext:value-type="string">
            <text:p>Sensorwert im Kalibrierpunkt (bei Endwert)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0 … 10000 [0]</text:p>
          </table:table-cell>
          <table:table-cell office:value-type="string" calcext:value-type="string">
            <text:p>0 … 1000 [0 ppm]</text:p>
          </table:table-cell>
          <table:table-cell office:value-type="string" calcext:value-type="string">
            <text:p>Messwert unten für Ausgangsstrom unten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 … 2500 [400]</text:p>
          </table:table-cell>
          <table:table-cell office:value-type="string" calcext:value-type="string">
            <text:p>0 … 25,00 [4 mA]</text:p>
          </table:table-cell>
          <table:table-cell office:value-type="string" calcext:value-type="string">
            <text:p>Ausgangsstrom im unteren Punkt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0 … 10000 [x]</text:p>
          </table:table-cell>
          <table:table-cell office:value-type="string" calcext:value-type="string">
            <text:p>Messwert oben für Ausgangsstrom oben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0 … 2500 [2000]</text:p>
          </table:table-cell>
          <table:table-cell office:value-type="string" calcext:value-type="string">
            <text:p>0 … 25,00 [20 mA]</text:p>
          </table:table-cell>
          <table:table-cell office:value-type="string" calcext:value-type="string">
            <text:p>Ausgangsstrom im oberen Punkt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36" office:value-type="float" office:value="25" calcext:value-type="float">
            <text:p>25</text:p>
          </table:table-cell>
          <table:table-cell table:style-name="ce37" office:value-type="string" calcext:value-type="string">
            <text:p>0 … 10000 [0]</text:p>
          </table:table-cell>
          <table:table-cell table:style-name="ce37" office:value-type="string" calcext:value-type="string">
            <text:p>0 … 1000 [0 ppm]</text:p>
          </table:table-cell>
          <table:table-cell table:style-name="ce38" office:value-type="string" calcext:value-type="string">
            <text:p>Messwert unten für Ausgangsstrom unten</text:p>
          </table:table-cell>
        </table:table-row>
        <table:table-row table:style-name="ro2">
          <table:table-cell table:style-name="ce36" office:value-type="float" office:value="26" calcext:value-type="float">
            <text:p>26</text:p>
          </table:table-cell>
          <table:table-cell table:style-name="ce37" office:value-type="string" calcext:value-type="string">
            <text:p>0 … 2500 [400]</text:p>
          </table:table-cell>
          <table:table-cell table:style-name="ce37" office:value-type="string" calcext:value-type="string">
            <text:p>0 … 25,00 [4 mA]</text:p>
          </table:table-cell>
          <table:table-cell table:style-name="ce38" office:value-type="string" calcext:value-type="string">
            <text:p>Ausgangsstrom im unteren Punkt</text:p>
          </table:table-cell>
        </table:table-row>
        <table:table-row table:style-name="ro2">
          <table:table-cell table:style-name="ce36" office:value-type="float" office:value="27" calcext:value-type="float">
            <text:p>27</text:p>
          </table:table-cell>
          <table:table-cell table:style-name="ce37" office:value-type="string" calcext:value-type="string">
            <text:p>0 … 10000 [5000]</text:p>
          </table:table-cell>
          <table:table-cell table:style-name="ce37" office:value-type="string" calcext:value-type="string">
            <text:p>0 … 100000 [50000ppm]</text:p>
          </table:table-cell>
          <table:table-cell table:style-name="ce38" office:value-type="string" calcext:value-type="string">
            <text:p>Messwert oben für Ausgangsstrom oben</text:p>
          </table:table-cell>
        </table:table-row>
        <table:table-row table:style-name="ro2">
          <table:table-cell table:style-name="ce36" office:value-type="float" office:value="28" calcext:value-type="float">
            <text:p>28</text:p>
          </table:table-cell>
          <table:table-cell table:style-name="ce37" office:value-type="string" calcext:value-type="string">
            <text:p>0 … 2500 [2000]</text:p>
          </table:table-cell>
          <table:table-cell table:style-name="ce37" office:value-type="string" calcext:value-type="string">
            <text:p>0 … 25,00 [20 mA]</text:p>
          </table:table-cell>
          <table:table-cell table:style-name="ce38" office:value-type="string" calcext:value-type="string">
            <text:p>Ausgangsstrom im oberen Punkt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0 … 16000 [11111]</text:p>
          </table:table-cell>
          <table:table-cell table:style-name="ce4"/>
          <table:table-cell table:style-name="ce6" office:value-type="string" calcext:value-type="string">
            <text:p>Sensor AD-Wert vorgeben für Testzwecke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1 ... 200 [100]</text:p>
          </table:table-cell>
          <table:table-cell/>
          <table:table-cell office:value-type="string" calcext:value-type="string">
            <text:p>O2 Verst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1 ... 200 [100]</text:p>
          </table:table-cell>
          <table:table-cell/>
          <table:table-cell office:value-type="string" calcext:value-type="string">
            <text:p>O2 Verst.neu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1 ... 100 [10]</text:p>
          </table:table-cell>
          <table:table-cell/>
          <table:table-cell office:value-type="string" calcext:value-type="string">
            <text:p>Faktor für Mittelwertbildung (O2)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0 ... 3 [3]</text:p>
          </table:table-cell>
          <table:table-cell/>
          <table:table-cell office:value-type="string" calcext:value-type="string">
            <text:p>Automode: Bit_0 für O2 Bit_1 für CO2C</text:p>
          </table:table-cell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0 / 1</text:p>
          </table:table-cell>
          <table:table-cell table:style-name="ce4"/>
          <table:table-cell table:style-name="ce6" office:value-type="string" calcext:value-type="string">
            <text:p>derzeitiger Mode bei CO2 Sonde (1 = Auto) (nicht besch.)</text:p>
          </table:table-cell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0 / 1</text:p>
          </table:table-cell>
          <table:table-cell table:style-name="ce4"/>
          <table:table-cell table:style-name="ce6" office:value-type="string" calcext:value-type="string">
            <text:p>Kalibrierung bei CO2 ist eingeschalten (nicht beschreiben)</text:p>
          </table:table-cell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0 ... 20</text:p>
          </table:table-cell>
          <table:table-cell table:style-name="ce4"/>
          <table:table-cell table:style-name="ce6" office:value-type="string" calcext:value-type="string">
            <text:p>Einschaltzeit (ersten 20min) (nicht beschreiben)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0 ... 3 [0]</text:p>
          </table:table-cell>
          <table:table-cell table:style-name="ce4"/>
          <table:table-cell table:style-name="ce6" office:value-type="string" calcext:value-type="string">
            <text:p>Kalibr. Starten Bit_0 O2 ; Bit_1 CO2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0 ... 10080</text:p>
          </table:table-cell>
          <table:table-cell table:style-name="ce4"/>
          <table:table-cell table:style-name="ce6" office:value-type="string" calcext:value-type="string">
            <text:p>O2 Intervallzaehler 7 Tage (nicht beschreiben)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Anzahl der Kalibrierungen O2-Sonde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0 … 65535</text:p>
          </table:table-cell>
          <table:table-cell table:style-name="ce4"/>
          <table:table-cell table:style-name="ce6" office:value-type="string" calcext:value-type="string">
            <text:p>Neustart / Grunddaten / entsichern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1 … 247 [1]</text:p>
          </table:table-cell>
          <table:table-cell/>
          <table:table-cell table:style-name="ce15" office:value-type="string" office:string-value="Modbus-Geräteadresse*" calcext:value-type="string">
            <text:p><text:span text:style-name="T3">Modbus-Geräteadresse</text:span><text:span text:style-name="T2"/><text:span text:style-name="T1">*</text:span>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0 … 3 [1]</text:p>
          </table:table-cell>
          <table:table-cell/>
          <table:table-cell table:style-name="ce15" office:value-type="string" office:string-value="Modbus Baudrate*" calcext:value-type="string">
            <text:p><text:span text:style-name="T3">Modbus Baudrate</text:span><text:span text:style-name="T2"/><text:span text:style-name="T1">*</text:span>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0 … 4 [0]</text:p>
          </table:table-cell>
          <table:table-cell/>
          <table:table-cell table:style-name="ce15" office:value-type="string" office:string-value="Modbus Mode*" calcext:value-type="string">
            <text:p><text:span text:style-name="T3">Modbus Mode</text:span><text:span text:style-name="T2"/><text:span text:style-name="T1">*</text:span>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10 .. 1000 [180]</text:p>
          </table:table-cell>
          <table:table-cell/>
          <table:table-cell table:style-name="ce15" office:value-type="string" office:string-value="Kalibrierwert Ausgangsstrom 4mA*" calcext:value-type="string">
            <text:p><text:span text:style-name="T3">Kalibrierwert Ausgangsstrom 4mA</text:span><text:span text:style-name="T2"/><text:span text:style-name="T1">*</text:span>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10 … 1000 [900]</text:p>
          </table:table-cell>
          <table:table-cell/>
          <table:table-cell table:style-name="ce15" office:value-type="string" office:string-value="Kalibrierwert Ausgangsstrom 20mA*" calcext:value-type="string">
            <text:p><text:span text:style-name="T3">Kalibrierwert Ausgangsstrom 20mA</text:span><text:span text:style-name="T2"/><text:span text:style-name="T1">*</text:span>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0 ... 65535</text:p>
          </table:table-cell>
          <table:table-cell/>
          <table:table-cell table:style-name="ce15" office:value-type="string" office:string-value="Anzahl der Kalibrierungen CO2-Sonde*" calcext:value-type="string">
            <text:p><text:span text:style-name="T3">Anzahl der Kalibrierungen CO2-Sonde</text:span><text:span text:style-name="T2"/><text:span text:style-name="T1">*</text:span>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0 ... 65535</text:p>
          </table:table-cell>
          <table:table-cell/>
          <table:table-cell table:style-name="ce39" office:value-type="string" office:string-value="Anzahl der Kalibrierungen O2-Sonde*" calcext:value-type="string">
            <text:p><text:span text:style-name="T3">Anzahl der Kalibrierungen O2-Sonde</text:span><text:span text:style-name="T4"/><text:span text:style-name="T9">*</text:span>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0, 129 … 256 [90]</text:p>
          </table:table-cell>
          <table:table-cell/>
          <table:table-cell office:value-type="string" calcext:value-type="string">
            <text:p>Sensornummer für MCS4000 - Mode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0 … 65535</text:p>
          </table:table-cell>
          <table:table-cell/>
          <table:table-cell table:style-name="ce15" office:value-type="string" office:string-value="Einschaltzähler*" calcext:value-type="string">
            <text:p><text:span text:style-name="T3">Einschaltzähler</text:span><text:span text:style-name="T2"/><text:span text:style-name="T1">*</text:span>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0 … 65535</text:p>
          </table:table-cell>
          <table:table-cell/>
          <table:table-cell table:style-name="ce15" office:value-type="string" office:string-value="Betriebsstunden*" calcext:value-type="string">
            <text:p><text:span text:style-name="T3">Betriebsstunden</text:span><text:span text:style-name="T2"/><text:span text:style-name="T1">*</text:span>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0 … 65535</text:p>
          </table:table-cell>
          <table:table-cell/>
          <table:table-cell table:style-name="ce15" office:value-type="string" office:string-value="Gerätekennung vom Werk*" calcext:value-type="string">
            <text:p><text:span text:style-name="T3">Gerätekennung vom Werk</text:span><text:span text:style-name="T2"/><text:span text:style-name="T1">*</text:span>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0 … 65535</text:p>
          </table:table-cell>
          <table:table-cell/>
          <table:table-cell table:style-name="ce15" office:value-type="string" office:string-value="Arbeitsweise vom Werk*" calcext:value-type="string">
            <text:p><text:span text:style-name="T3">Arbeitsweise vom Werk</text:span><text:span text:style-name="T2"/><text:span text:style-name="T1">*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ource Han Sans CN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0T12:09:07.906496336</meta:creation-date>
    <dc:date>2020-12-20T19:00:22.927142847</dc:date>
    <meta:editing-duration>PT4H57M44S</meta:editing-duration>
    <meta:editing-cycles>15</meta:editing-cycles>
    <meta:generator>LibreOffice/7.0.4.2$Linux_X86_64 LibreOffice_project/00$Build-2</meta:generator>
    <meta:document-statistic meta:table-count="12" meta:cell-count="1189" meta:object-count="0"/>
  </office:meta>
</office:document-meta>
</file>